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2" style:family="paragraph" style:parent-style-name="Standard">
      <style:paragraph-properties fo:line-height="200%" fo:text-align="end" style:justify-single-word="false"/>
      <style:text-properties fo:font-size="14pt" style:font-size-asian="14pt" style:font-size-complex="14pt"/>
    </style:style>
    <style:style style:name="P3" style:family="paragraph" style:parent-style-name="Standard">
      <style:paragraph-properties fo:line-height="200%" fo:text-align="center" style:justify-single-word="false"/>
      <style:text-properties fo:font-size="14pt" style:font-size-asian="14pt" style:font-size-complex="14pt"/>
    </style:style>
    <style:style style:name="P4" style:family="paragraph" style:parent-style-name="Standard">
      <style:paragraph-properties fo:line-height="200%" fo:text-align="end" style:justify-single-word="false"/>
    </style:style>
    <style:style style:name="P5" style:family="paragraph" style:parent-style-name="Standard">
      <style:paragraph-properties fo:line-height="200%" fo:text-align="center" style:justify-single-word="false"/>
    </style:style>
    <style:style style:name="P6" style:family="paragraph" style:parent-style-name="Standard" style:master-page-name="Standard">
      <style:paragraph-properties fo:line-height="200%" fo:text-align="center" style:justify-single-word="false" style:page-number="auto"/>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1" style:family="text">
      <style:text-properties fo:font-size="14p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פרק רביעי-</text:p>
      <text:p text:style-name="P1">משימת מסע החיפוש אחר נהמהטריס</text:p>
      <text:p text:style-name="P4"><text:span text:style-name="T1"><text:s text:c="5"/>למחרת בבוקר פיוריטארוס הציג את רהנארה לבני החבורה האחרים. סייטלס היה היחיד שדיבר איתה במהלך ארוחת הבוקר. זה לא שבלייד ובאנג'ו לא נדהמו מיופייה, אלא שהם היו יותר עסוקים במילוי בטנם במזון, בצורה כזו שלא היה אכפת להם עד כמה בלתי נחמדים הם נראים בעיניה. למען האמת הם די היו מרוצים מעצמם במצב הנוכחי. הם גם הבחינו בדרך שפיוריטארוס הסתכל עליה, ומשתדל עד כמה שניתן להתעלם בעצמו מקיומם, ומרכז את תשומת ליבו עליה ועל קוריאל בעיקר.</text:span></text:p>
      <text:p text:style-name="P2"><text:s text:c="5"/>באנג'ו לחש באוזנו של בלייד: "אני מקווה שנהמהטריס תהיה מכוערת, או שהם יבעטו אותנו מהחבורה."</text:p>
      <text:p text:style-name="P2"><text:s text:c="5"/>"מי אמר שהיא תרצה להצטרף לחבורה בכלל, אנו אפילו לא בטוחים שהיא נמצאת כרגע בסולאטרה. אביה, נוקדארוס נמצא כאן, אך עקבותיה אינם ידועים לי." ענה בלייד.</text:p>
      <text:p text:style-name="P2"><text:s text:c="5"/>"גם אני, אינני יודע את מיקומה הנוכחי..." סייטלס לחש להם. "ואל תדאגו בקשר למראה שלה, היא מבוגרת מדי עבורכם, אני כאן היחיד שמבוגר ממנה, חוץ מקוריאל, כמובן."</text:p>
      <text:p text:style-name="P2"><text:s text:c="5"/>"ואני לא מתעניינת במראה שלה כלל..." ציינה קוריאל ששמעה את שיחתם באוזני האלף המחודדות שלה.</text:p>
      <text:p text:style-name="P2"><text:s text:c="5"/>"אמרתי לך ששום דבר לא נסתר, מהאוזניים השפיציות של בני-עמה." באנג'ו אמר לבלייד.</text:p>
      <text:p text:style-name="P2"><text:soft-page-break/><text:s text:c="5"/>"אני מניח שאתה צודק, בקשר לזה, ברנש קטן." בלייד הסכים.</text:p>
      <text:p text:style-name="P2"><text:s text:c="5"/>"מה כל המהומה שם מתחת לשולחן?" פיוריטארוס הפריע להם.</text:p>
      <text:p text:style-name="P4"><text:span text:style-name="T1"><text:s text:c="5"/>"או כלום, המזלג שלי נפל והם התווכחו מי ירים אותו עבורי, כאילו שזו טרחה גדולה מדי לגברת שכמותי. תפסיקו את איוולתכם בנים, אני יכולה להסתדר בעצמי לגמרי." קוריאל טענה.</text:span></text:p>
      <text:p text:style-name="P2"><text:s text:c="5"/>"רק לפני מספר ימים, אמרת שאינך משקרת לעולם. מה זה היה אמור להביע אם כן?"</text:p>
      <text:p text:style-name="P2">בלייד שאלה.</text:p>
      <text:p text:style-name="P4"><text:span text:style-name="T1"><text:s text:c="5"/>"זה היה רק שקר לבן וקטן, זה הכל, ואני לא רוצה להטריד את זוג ציפורי האהבה האלו ללא צורך." השיבה.</text:span></text:p>
      <text:p text:style-name="P3">* * *</text:p>
      <text:p text:style-name="P5"><text:span text:style-name="T1"><text:s text:c="5"/>לאחר שסיימו לאכול את ארוחת הבוקר שלהם הם שילמו לרהנארה בחזרה את הכסף שהיא שילמה עליהם מראש, עבור חדריהם והשכרת מקום באורוות לסוסיהם. הם הלכו אל האורוות כדי לקחת את סוסיהם שוב. הסוסה של רהנארה הייתה סוסה לבנה.</text:span></text:p>
      <text:p text:style-name="P2"><text:s text:c="5"/>"מהו שמה של סוסתך, רהנארה?" בלייד חקר.</text:p>
      <text:p text:style-name="P2"><text:s text:c="5"/>"קריו'וינד. מדוע?" היא שאלה.</text:p>
      <text:p text:style-name="P2"><text:s text:c="5"/>"אין סיבה מיוחדת, חוץ מלוודא שלא קראת לה 'ליידי', השם הכי נפוץ לסוסות." ענה.</text:p>
      <text:p text:style-name="P2"><text:s text:c="5"/>"איך ידעת שהיא סוסה?"</text:p>
      <text:p text:style-name="P2"><text:s text:c="5"/>"קראי לזה ניחוש של מזל אם תרצי, אך אני כבר יודע דבר או שניים על סוסים. שמו של סוסי הוא סטורם-שאטר." בלייד ציין.</text:p>
      <text:p text:style-name="P2"><text:s text:c="5"/>"שלי נקרא וורטקס." סייטלס הוסיף.</text:p>
      <text:p text:style-name="P2"><text:s text:c="5"/>"ואילו שלי נקרא ריין-דרופ." פיוריטארוס אמר לרהנארה.</text:p>
      <text:p text:style-name="P2"><text:s text:c="5"/>"שמות מגניבים, על אף שריין-דרופ הוא הכי חמוד." רהנארה הצהירה.</text:p>
      <text:p text:style-name="P4"><text:soft-page-break/><text:span text:style-name="T1"><text:s text:c="5"/>"קריו'וינד זה גם שם יפה." פיוריטארוס ניסה להציק לה שוב.</text:span></text:p>
      <text:p text:style-name="P2"><text:s text:c="5"/>"התכוונתי לסוס, ראש-חלול שכמותך." היא עצבנה אותו בחזרה.</text:p>
      <text:p text:style-name="P2"><text:s text:c="5"/>"אין מצב, לפני רגע דיברת על שמות הסוסים, ובאמת התכוונתי שקריו'וינד זה שם מגניב למדי לסוס. קדימה, בואו נזוז כבר, אנשים." אמר לכולם.</text:p>
      <text:p text:style-name="P4"><text:span text:style-name="T1"><text:s text:c="5"/>הם רכבו חזרה דרך הדלת שעברו בה אל מרכז סולאטרה והגיעו שוב אל צומת בעלת ארבע הדלתות. הם פנו מזרחה, כאשר ניצבו בצד המערבי של הצומת. סייטלס נתן לפיוריטארוס את לפיד הנשמות שוב. פיוריטארוס הצית אותו בעזרת קסם. רהנארה התרשמה מעט מהצלחת ההקסמה של פיוריטארוס, על אף שתהתה מדוע הם היו צריכים להדליק את לפיד הנשמות במקום לשאול אותה להורות את הדרך, אחרי הכל היא ידעה את מבוך העיר של סולאטרה די טוב, מלבד זה שהייתה ברשותה מפה של העיר.</text:span></text:p>
      <text:p text:style-name="P2">לאחר שעבר רגע קצר, קוריאל הסתגלה לצילו הגובר של סייטלס ונתנה הוראות לבני החבורה.</text:p>
      <text:p text:style-name="P4"><text:span text:style-name="T1"><text:s text:c="5"/>"עלינו לקחת שמאלה לכיוון צפון בעוד 3000 רגל ממיקומנו." לאחר שהם פנו אמרה: "כעת עלינו להמשיך ישר כ-21000 רגל, לכיוון צפון ואז עלינו לפנות מערבה. כשעה לאחר מכן, אחרי שעברו את הפנייה, היא אמרה: "תשעת אלפים רגל, ואז שוב לצפון... כעת 3000 רגל צפונה ואז צריכים להמשיך בדרך שמתעקלת לכיוון צפון-מזרח כ-24000 רגל."</text:span></text:p>
      <text:p text:style-name="P4"><text:span text:style-name="T1"><text:s text:c="5"/>עוד כשעה חלפה, והם הגיעו אל מבוי סתום. "עבודה נהדרת, קוריאל." באנג'ו בא בטרוניה.</text:span></text:p>
      <text:p text:style-name="P4"><text:span text:style-name="T1"><text:s text:c="5"/>"הייה בשקט, באנג'ו, אמורה להיות כאן דלת סודית, בקיר המערבי אם אני זוכר נכון."</text:span></text:p>
      <text:p text:style-name="P4"><text:span text:style-name="T1"><text:s text:c="5"/>"אני חושבת שאתה צודק, סייטלס, אני מאמינה שאני יכולה לראות את קצוות המסגרת שלה על הקיר." קוריאל אמרה להם. בלייד ובאנג'ו התחילו מייד לחפש את המנגנון </text:span><text:soft-page-break/><text:span text:style-name="T1">שיפתח את הדלת. סייטלס לחש משהו באוזני פיוריטארוס והבנות. כולם צחקו ממה שאמר. פיוריטארוס הלך לעזור להם בחיפושם והחל ללחוץ על לבנים בקיר פה ושם. שעה חלפה ואז הם ויתרו על החיפוש. באותו רגע קרב סייטלס אל הקיר עם הדלת, נגע בו קלות עם מטהו ולחש: "בצלים ואננס."</text:span></text:p>
      <text:p text:style-name="P2"><text:s text:c="5"/>לפתע פתאום, נגלתה לה הדלת כמו משום מקום ונפתחה לרווחה.</text:p>
      <text:p text:style-name="P2"><text:s text:c="5"/>"זו סיסמה די מטופשת; האינך חושב כך, סייטלס?" פיוריטארוס שאל.</text:p>
      <text:p text:style-name="P2"><text:s text:c="5"/>"ובכן, כמובן שזו סיסמה מטופשת, אך מי ינחש אותה ולו בתקופת זמן של מיליון שנים?" סייטלס השיב.</text:p>
      <text:p text:style-name="P2"><text:s text:c="5"/>"כן, אני מבין את הנקודה שלך." בלייד ובאנג'ו היו מרוגזים כעת על סייטלס שנתן להם לחפש לשווא כה הרבה, ועל פיוריטארוס ששיתף עימו פעולה. כולם נכנסו כעת אל צריח המכשפים טובי-המזג. הם השאירו את סוסיהם בקומה התחתונה והתחילו לטפס בגרם מדרגות לולייני כ-1000 מדרגות. בשעות אחר הצהריים המאוחרות של אותו יום, הם הגיעו לחדר בגודל בינוני למדי.</text:p>
      <text:p text:style-name="P4"><text:span text:style-name="T1"><text:s text:c="5"/>במרכז החדר ניצב שולחן שהיה מוקף בשבעה כיסאות. בפינת החדר היה כיסא נוסף שעמד שם לבדו. החדר היה מואר בעיקר על ידי עששיות שניצבו גבוה על מדף ליד האח. נזירה ניגשה לברכם, בצורה צנועה וארגנה את מקומות הישיבה שלהם. בלייד ובאנג'ו הושבו בצד המערבי של השולחן. סייטלס התיישב בראש השולחן הפונה לכיוון דרום. קוריאל, רהנארה ופיוריטארוס התיישבו בצד המזרחי של השולחן.</text:span></text:p>
      <text:p text:style-name="P4"><text:span text:style-name="T1"><text:s text:c="5"/>"נוקדארוס יצטרף אליכם בקרוב; בינתיים אחיותיי ואנוכי נגיש לכם את המזון המשובח ביותר שתוכלו למצוא באיזור זה." הנזירות החלו להעמיס על השולחן מזון, שכלל בין השאר: מנות בשר, נזיד טעים, סלטים ותפוחי אדמה אפויים. החבורה החלה לטחון את המזון שהוגש להם, הם היו אחרי הכל רעבים למדי לאחר טיפוס של כ-1000 </text:span><text:soft-page-break/><text:span text:style-name="T1">מדרגות. בלייד, שמסוגל לאכול סוס שלם, סיים את צלחותיו ועדיין היה רעב, אז הוא התחיל לנסות ולהגיע אל מנותיו של נוקדארוס שהונחו אף הם על השולחן. לבאנג'ו לא היה אכפת מכך, אך גם קוריאל וגם פיוריטארוס דקרו את ידו במזלגם בטרם הספיק לעשות את זממו.</text:span></text:p>
      <text:p text:style-name="P2"><text:s text:c="5"/>"אאוצ'!!!" בלייד קרא בקול "מה נסגר איתכם אנשים, אני עדיין רעב..."</text:p>
      <text:p text:style-name="P2"><text:s text:c="5"/>"אז בקש תוספות מהנזירות." קוריאל אמרה לו. כעת רהנארה דקרה אותו במזלגה אף היא.</text:p>
      <text:p text:style-name="P2"><text:s text:c="5"/>"מה זה היה אמור להביע?" שאל אותה.</text:p>
      <text:p text:style-name="P2"><text:s text:c="5"/>"מצטערת, סתם בשביל הכיף." רהנארה אמרה בקול שובבי, מלווה בחיוך שובב לבנים האחרים שחייכו אף הם, חוץ מבלייד. כעת הצטרף אליהם נוקדארוס המכשף.</text:p>
      <text:p text:style-name="P2"><text:s text:c="5"/>"שלומות לכולכם, בעיקר לך, ידידי הזקן, סייטלס, אך גם לכם: פיוריטארוס, רהנארה, קוריאל, באנג'ו ובלייד."</text:p>
      <text:p text:style-name="P4"><text:span text:style-name="T1"><text:s text:c="5"/>הוא רצה להתחיל לאכול את מזונו אך לפני שהספיק לעשות כן, בלייד שאל אותו: "נוקדארוס, אתה הולך לסיים את זה?" בהתחלה הוא נדהם משאלתו, כאשר האחרים החזיקו מעמד מפני שלא ידעו אם לפרוץ בצחוק או בזעם על בלייד, אך לאחר שנוקדארוס חצה את מנת הבשר שלו באמצעה הוא נתן לבלייד להחליט איזה חצי לקחת.</text:span></text:p>
      <text:p text:style-name="P2"><text:s text:c="5"/>לאחר שכולם סיימו לאכול, פיוריטארוס שאל את נוקדארוס: "שמתי לב שיש כיסא נוסף בפינת החדר. האם מישהו חסר?"</text:p>
      <text:p text:style-name="P2"><text:s text:c="5"/>"אכן, כך הדבר, זו ביתי. נהמהטריס נחטפה על ידי שבט קטן של טרולי מערות והיא כרגע מוחזקת בת ערובה במבוך תת-קרקעי ליד טריטוריות שבטו של קראן-זאג. הייתי רוצה שאתה וחבורתך, פיוריטארוס, תחלצו אותה משם. אשלם לכל אחד מכם 250 <text:soft-page-break/>מטבעות זהב מראש ועוד 750 מטבעות זהב נוספים כאשר תשלימו את המשימה. האם זה מקובל עליכם?"</text:p>
      <text:p text:style-name="P2"><text:s text:c="5"/>כולם הסכימו פרט לסייטלס. "אעשה זאת ללא תשלום, לזכר הימים ההם ועבור כל שעשית למעני." סייטלס אמר לנוקדארוס.</text:p>
      <text:p text:style-name="P4"><text:span text:style-name="T1"><text:s text:c="5"/>"אם אתה מתעקש, אוויל זקן, כאילו שאינך יודע שאני לא זקוק לזהב הנוסף בארגזי האוצרות שלי."</text:span></text:p>
      <text:p text:style-name="P2"><text:s text:c="5"/>"הייתי יכול לקחת אותו ואף לא היית שם ליבך לדבר בהתחלה, אך בוודאי היית הופך אותי לקרפד או עז ברגע שהיית מבחין בכך." באנג'ו טען.</text:p>
      <text:p text:style-name="P4"><text:span text:style-name="T1"><text:s text:c="5"/>"סביר להניח שהייתי הופך אותך ללטאה, אך אל תדאג, הנה תשלומך." הוא חילק לכולם שקיקים עם 250 פיסות זהב בכל שקיק, ונתן אף לסייטלס. סייטלס הרים את השקיק אך הניחו חרישית על הרצפה מתחת לכיסאו. "כעת בואו אל הקומה התחתונה, משם אשגר אתכם ואת סוסיכם אל פתח המערה. או, כמעט שכחתי. הנה, סייטלס, קח את המגילה הזו, זה כרטיס היציאה שלכם מחוץ למבוך מרגע שתשלימו את המשימה." נוקדארוס אמר להם, ואז הובילם למטה אל הכניסה לצריח, היכן שהמתינו להם סוסיהם לאחר שאכלו ושתו גם כן. כולם עלו על סוסיהם. אז נוקדארוס לחש את כישוף הטלפורטציה, לאחר ששבר שתי קוביות 9-מאנה-ירוקה:</text:span></text:p>
      <text:p text:style-name="P4"><text:span text:style-name="T1"><text:s text:c="5"/>"אין שום הסבר,</text:span></text:p>
      <text:p text:style-name="P2"><text:s text:c="5"/>וגם לא חיסון,</text:p>
      <text:p text:style-name="P2"><text:s text:c="5"/>פרט לשיגור,</text:p>
      <text:p text:style-name="P2"><text:s text:c="5"/>ממיקום זה,</text:p>
      <text:p text:style-name="P2"><text:s text:c="5"/>אל יעדנו." (בז"מ)</text:p>
      <text:p text:style-name="P4"><text:soft-page-break/><text:span text:style-name="T1"><text:s text:c="5"/>בצד בדרומי של החדר נוצר קרע שאפפו אותו ברקים. הקרע הלך וגדל עד שהיה גדול מספיק עבורם. ברגע שדרכו בתוך הקרע הם מצאו את עצמם ליד כניסה למערה ביער בצד השני של היבשת. רדת הלילה נראה קרוב, לכן הם החליטו להישאר ללילה במחנה ולהיכנס ביום המחרת למערות. כאשר הם מתחו את אריגי האוהלים שלהם, הם הבחינו לפתע שהם מוקפים בחבורה קטנה של גובלינים.</text:span></text:p>
      <text:p text:style-name="P4"><text:span text:style-name="T1"><text:s text:c="5"/>הגובלינים במהרה נכנסו לקרב בהסתערות על בני החבורה. בלייד ורהנארה שלפו את חרבותיהם, באנג'ו לקח את פגיונו. פיוריטארוס נתן את קשתו ואשפת חציו לקוריאל ושלף את חרבו. סייטלס שינן את ברכת הלילה:</text:span></text:p>
      <text:p text:style-name="P2"><text:s text:c="5"/>"חשכת הליל,</text:p>
      <text:p text:style-name="P2"><text:s text:c="5"/>אמורה להפחיד,</text:p>
      <text:p text:style-name="P2"><text:s text:c="5"/>לא את המכשף,</text:p>
      <text:p text:style-name="P2"><text:s text:c="5"/>אף לא את הלוחם,</text:p>
      <text:p text:style-name="P2"><text:s text:c="5"/>לא את הקסם,</text:p>
      <text:p text:style-name="P2"><text:s text:c="5"/>אף לא את העוצמה,</text:p>
      <text:p text:style-name="P2"><text:s text:c="5"/>מלבד אי-אלו טיפשים ארורים,</text:p>
      <text:p text:style-name="P2"><text:s text:c="5"/>שאת לפידם הם שוכחים להצית..." (בז"מ)</text:p>
      <text:p text:style-name="P2"><text:s text:c="5"/>לאחר מכן, סייטלס הצטרף אל קוריאל ביירוט הגובלינים שהתקרבו אליהם ע"י חצים. מהר למדי רוב הגובלינים התפזרו להם או נפלו חלל על אדמת היער.</text:p>
      <text:p text:style-name="P2"><text:s text:c="5"/>בסוף הקרב, קוריאל שאלה את פיוריטארוס: "האם אתה מעדיף שאני אשמור על הקשת הזו ואשפת החצים ברשותי?"</text:p>
      <text:p text:style-name="P2"><text:s text:c="5"/>"לא זה בסדר, אני מעדיף לשאת אותם בעצמי." ענה.</text:p>
      <text:p text:style-name="P2"><text:s text:c="5"/>"זו כבר הפעם השנייה שאתה מוסר אותם בידיי." ציינה.</text:p>
      <text:p text:style-name="P2"><text:soft-page-break/><text:s text:c="5"/>"על מנת ששנינו נשתתף בקרב באופן פעיל." הסביר.</text:p>
      <text:p text:style-name="P2"><text:s text:c="5"/>"אז תן לי לשמור אותם אצלי..." היא התעקשה "...לפחות עד שאמצא לי קשת ואשפת חצים משלי." קוריאל ביקשה מפיוריטארוס.</text:p>
      <text:p text:style-name="P2"><text:s text:c="5"/>"זה עלול להיות בלתי נחוץ, קוריאל, נסי לחפש על גופות הגובלינים השחוטים, אני בטוח שלכמה מהם היו קשתות ואשפות חציהם משלהם." אמר לה. היא הלכה וחיפשה בין הגופות והצליחה למצוא קשת קרב קצרה ואשפה בעלת 25 חצים.</text:p>
      <text:p text:style-name="P4"><text:span text:style-name="T1"><text:s text:c="5"/>"ובכן נראה שצדקת, פיוריטארוס." אמרה לו. ואז החזירה לו את הקשת המורכבת שלו ואת אשפת החצים שלו שהכילה 24 חצים. לסייטלס נשארו רק 11 חצים באמתחתו, בעוד שלכל החבורה היה סה"כ 60 חצים בלבד. מאוחר יותר הם סיימו להקים את המחנה. קוריאל טיפלה בפצעיהם של בלייד ובאנג'ו, בזמן שרהנארה עזרה לפיוריטארוס לטפל האחד בפצעים של השנייה. </text:span></text:p>
      <text:p text:style-name="P2"><text:s text:c="5"/>"מה קרה, פיוריטארוס, אתה שקט להחריד היום." רהנארה שאלה אותו.</text:p>
      <text:p text:style-name="P2"><text:s text:c="5"/>"זה פשוט שראיתי אותך בזמן הקרב, ואת נלחמת כמו בלייד ובאנג'ו, את נלחמת באויבייך ואת לרוב הורגת אותם..."</text:p>
      <text:p text:style-name="P4"><text:span text:style-name="T1"><text:s text:c="5"/>"מה רע בזה? זה די פשוט: או שאני אהרוג אותם או שהם יחסלו אותי, ואני מעדיפה בהרבה את האופציה הראשונה על פני השנייה, האינך מסכים איתי?"</text:span></text:p>
      <text:p text:style-name="P4"><text:span text:style-name="T1"><text:s text:c="5"/>"ובכן, ברור שאני מעדיף את הראשונה אבל את נלחמת כאילו שהיית אחוזת דיבוק על ידי שד או משהו בסגנון... בכל מקרה אני לעולם אינני הורג בקרבות, אני רק כורת איברים של האויב כדי להשאיר לו הזדמנות לכפר על מעשיו ולחזור בו ממעשיו. ובכן הייתה לי את השיחה הזו עם האידיוטים הללו בלילה לפני שהגענו לסולאטרה."</text:span></text:p>
      <text:p text:style-name="P2"><text:s text:c="5"/>"ומה הם אמרו?"</text:p>
      <text:p text:style-name="P2"><text:soft-page-break/><text:s text:c="5"/>"בלייד אמר ששלום לא ישרור עד שהגזע האורקי יכולה מעל פני האדמה, ובאנג'ו גם אמר משהו, אבל לא הצלחתי להתרכז בדבריו מפני שקוריאל נישקה אותי."</text:p>
      <text:p text:style-name="P2"><text:s text:c="5"/>"חשבתי שאמרת שאין שום דבר שקורה ביניכם..."</text:p>
      <text:p text:style-name="P2"><text:s text:c="5"/>"אל תדאגי זו הייתה רק מעין נשיקת לילה טוב על הלחי, כפרס על ביצועיי בקרב שנקלענו אליו במהלך הלילה לפני שהלכנו לישון."</text:p>
      <text:p text:style-name="P2"><text:s text:c="5"/>"למה שלא אדאג? בגלל שהיא נישקה אותך או בגלל שלא היית מסוגל לאחר מכן להתרכז בשיחה עם באנג'ו, כתוצאה מהפרס הקטן הזה?"</text:p>
      <text:p text:style-name="P4"><text:span text:style-name="T1"><text:s text:c="5"/>"עכשיו הכשלת אותי, אבל הייתי אומר שבגלל הדבר הראשון שאמרת. דרך אגב, רציתי לדעת איך את מגדירה את מערכת היחסים שלנו כעת."</text:span></text:p>
      <text:p text:style-name="P2"><text:s text:c="5"/>"אני לא יודעת למה לכל הרוחות התכוונת שהכשלתי אותך עכשיו, אבל אני מחשיבה אותנו כידידים לוחמים במשימה."</text:p>
      <text:p text:style-name="P2"><text:s text:c="5"/>"או... זה בדיוק איך שאני מרגיש שאנו צריכים להרגיש אחד כלפי השנייה, במצב הנוכחי שאנו נמצאים באמצעו..."</text:p>
      <text:p text:style-name="P2"><text:s text:c="5"/>"האם אתה רוצה להגיד משהו בעל משמעות או שאנו יכולים ללכת לישון כבר?" היא הפסיקה את מלמולו שאיבד כיוון.</text:p>
      <text:p text:style-name="P2"><text:s text:c="5"/>"לא משנה, אני אספר לך את זה בפעם אחרת, אולי כאשר נסיים את המשימה הזו."</text:p>
      <text:p text:style-name="P2"><text:s text:c="5"/>"איך שאתה רוצה, לילה טוב, פיוריטארוס."</text:p>
      <text:p text:style-name="P2"><text:s text:c="5"/>"לילה טוב רהנארה." הוא סיים לחבוש את פצעיה, ונתן לה נשיקה קטנה על גבי התחבושת. "אימי תמיד הייתה אומרת שזה מביא מזל טוב ומונע מצלקות להישאר."</text:p>
      <text:p text:style-name="P2"><text:s text:c="5"/>"אני יודעת, אני זוכרת... היא הייתה אישה טובה."</text:p>
      <text:p text:style-name="P2"><text:s text:c="5"/>"תודה..." הם הלכו לישון כדי להתכונן ליום המחרת.</text:p>
      <text:p text:style-name="P3">* * *</text:p>
      <text:p text:style-name="P5"><text:soft-page-break/><text:span text:style-name="T1"><text:s text:c="5"/>כאשר הבוקר הפציע, כולם הושכמו לעוד ארוחת בוקר נפלאה של סייטלס. לאחר שסיימו לסעוד את ליבם וסיימו לקפל את המחנה שלהם הם היו מוכנים להיכנס אל המערות. הם קשרו את סוסיהם – ריין-דרופ, וורטקס, סטורם-שאטר, וקריו'וינד לעצים הקרובים ביותר ונכנסו אל המערה. בתחילתה של המערה הדרך התפצלה לשלושה כיוונים. סייטלס הצית לפיד ונתנו לפיוריטארוס.</text:span></text:p>
      <text:p text:style-name="P2"><text:s text:c="5"/>"אינני רואה סימנים מיוחדים על הרצפה, סייטלס." אמרה קוריאל.</text:p>
      <text:p text:style-name="P4"><text:span text:style-name="T1"><text:s text:c="5"/>"זה מפני שאין כאן כאלו, הם היו ייחודיים לסולאטרה, וזהו לפיד רגיל ולא לפיד נשמות." הסביר לה. "קדימה פיוריטארוס, בחר נתיב ובאנג'ו, התחל לשרטט מפה של המערה הזו כדי שלא נאבד."</text:span></text:p>
      <text:p text:style-name="P4"><text:span text:style-name="T1"><text:s text:c="5"/>"טוב, בואו ננסה את הנתיב האמצעי." פיוריטארוס אמר. לאחר כ-270 רגל של מסדרון ארוך, הם הגיעו לאולם גדול. בצידו המזרחי ובדרומי שכבו להם חמש תיבות אוצר פתוחות לאורך הקירות. בלייד ובאנג'ו ניגשו אל הצד הדרומי של האולם, בזמן שקוריאל ורהנארה ניגשו לתיבות שבצידו המזרחי. כל אחד מהם נעמד ליד תיבת אוצר. כולם ראו בפנים אוצר רב של זהב ואבנים יקרות, מלבד פיוריטארוס שנעמד ליד התיבה שבפינה הדרומית-מזרחית של האולם.</text:span></text:p>
      <text:p text:style-name="P4"><text:span text:style-name="T1"><text:s text:c="5"/>כולם עמדו להושיט יד ולגעת באוצר שנגלה לפניהם, אך לפתע כולם נתפסו בידי שורשים שפרצו מתוך האוצר המדומה, השורשים החלו לחנוק אותם סביב צווארם. פיוריטארוס צעק לסייטלס, שיילך לעזור לבאנג'ו ובלייד, בזמן שהוא השתמש בחרבו כדי להכות בשורשים שחנקו את רהנארה וקוריאל. סייטלס ניגש אל באנג'ו ולקח את פגיונו, ואז שיחרר אותו ואת בלייד מאחיזתם של השורשים הקטלניים.</text:span></text:p>
      <text:p text:style-name="P2"><text:soft-page-break/><text:s text:c="5"/>"מה לקח לך זמן כה רב? כמעט ונחנקתי למותי כאן!!!" בלייד התלונן כהרגלו. ואז הם הבינו שהאוצר היה רק אשליה שנועדה לפתות ציידי אוצרות תמימים למלכודת הקסומה שתביא למותם.</text:p>
      <text:p text:style-name="P4"><text:span text:style-name="T1"><text:s text:c="5"/>"על כולכם ללמוד לקח מהמקרה הזה..." פיוריטארוס אמר להם כאשר ניצב שוב ליד התיבה שנעמד לידה קודם לכן. "אתם רואים, כאן אין שום דבר מיוחד..." כאשר נגע בתיבת האוצר הסתבר שהיא הייתה יצור חקיין צורות, שתפס במהרה את פיוריטארוס והרים אותו לאוויר עם זרועותיו דמויות התמנון. בלייד ורהנארה שלפו את חרבותיהם במהרה והחלו לקצוץ את זרועותיו. באנג'ו בא לאיטו לקח את פגיונו בחזרה מסייטלס ודקר את היצור בעינו. היצור מת מיד והפיל את פיוריטארוס לארץ.</text:span></text:p>
      <text:p text:style-name="P4"><text:span text:style-name="T1"><text:s text:c="5"/>"רואים, זו הדרך הנכונה לעשות זאת." הוא השתמש בחרבו של בלייד כדי לנגב את כדור העין של היצור מפגיונו.</text:span></text:p>
      <text:p text:style-name="P2"><text:s text:c="5"/>"מה בדיוק אמרת, פיוריטארוס?" שאלה רהנארה.</text:p>
      <text:p text:style-name="P2"><text:s text:c="5"/>"או, לא כלום, תודה חבר'ה." בצד המערבי של האולם היו מעט חביות, ותיבת אוצר סגורה. בלייד ובאנג'ו החלו לשבור את החביות כדי לגלות את תוכנן. כולן היו ריקות פרט לאחת שהכילה שיכר משובח, אך הם גילו זאת רק לאחר ששברו אותה. </text:p>
      <text:p text:style-name="P2"><text:s text:c="5"/>"איזה בזבוז של שיכר טוב, כמה מבייש הדבר..." בלייד ציין.</text:p>
      <text:p text:style-name="P2"><text:s text:c="5"/>"הם היו צריכים להשאיר פתק או איזשהו סימן להראות מה היה בתוך החבית." הוסיף באנג'ו. סייטלס הלך אל תיבת האוצר האחרונה ופתח אותה, היא הכילה כמה סמרטוטים, 60 מטבעות זהב ושתי אשפתות חצים שהכילו 20 חצים כל אחת. סייטלס חילק את הזהב שווה בשווה, ולקח לעצמו את אשפתות החצים. הם נאלצו לחזור בחזרה מפני שלא הייתה לאולם יציאה נוספת מלבד זו שהם נכנסו דרכה.</text:p>
      <text:p text:style-name="P2"><text:s text:c="5"/>"לאן נלך עכשיו?" קוריאל שאלה את פיוריטארוס.</text:p>
      <text:p text:style-name="P4"><text:soft-page-break/><text:span text:style-name="T1"><text:s text:c="5"/>"לא לאמצע, זה בטוח. בואו ננסה את ללכת לכיוון השביל הדרום-מערבי ונראה לאן הוא מוביל." לאחר 90 רגל היה פיצול נוסף לכיוון דרום, או להמשיך לכיוון דרום-מערב.</text:span></text:p>
      <text:p text:style-name="P4"><text:span text:style-name="T1"><text:s text:c="5"/>"הבה נמשיך לכיוון דרום-מערב." החבורה המשיכה במנהרה כ-180 רגל ואז הגיעו לפיצול נוסף.</text:span></text:p>
      <text:p text:style-name="P2"><text:s text:c="5"/>"בואו ננסה את מזלנו עם כיוון מערב פעם נוספת." אמר. הם בדקו את הדרך מערבה ומצאו שזו הייתה מאורת טרולי-מערות עד זמן לא רב קודם לכן. צחנתם המזוויעה עוד הורגשה בכבדות באזור. <text:s/>המדורה שלהם במרכז המערה עדיין בערה באש חזקה למדי.</text:p>
      <text:p text:style-name="P2"><text:s text:c="5"/>"בואו ונסתלק לכל הרוחות מכאן לפני שהם ישובו בחזרה." הציע סייטלס לפיוריטארוס.</text:p>
      <text:p text:style-name="P4"><text:span text:style-name="T1"><text:s text:c="5"/>"כן, אתה צודק, בואו נחזור לפיצול האחרון וניקח את המשעול שמוביל לכיוון דרום-מערב כעת." פיוריטארוס אמר. לאחר 150 רגל נוספים הם מצאו פנייה למזרח עם תריסר שלדים ששכבו על הרצפה של המערה. כאשר בני החבורה התקרבו כדי לבחון את השלדים, הם לפתע פתאום קמו והסתערו לקרב. בלייד ורהנארה שלפו את חרבותיהם והחלו להילחם בהם. שש שלדים השתמשו בחרבות קצרות, וששת האחרים השתמשו בקשתות קצרות ועמדו בשורה אופקית. סייטלס שינן מילות קסם ושבר קוביית-9-מאנה ירוקה:</text:span></text:p>
      <text:p text:style-name="P2"><text:s text:c="5"/>"נטשו את החשיכה, שרפו את כולם,</text:p>
      <text:p text:style-name="P2"><text:s text:c="5"/>שימו לפניהם קיר אש!!! (בז"מ)</text:p>
      <text:p text:style-name="P2"><text:s text:c="5"/>ואז פרצו להבות מהרצפה שלרגלי השלדים שעמדו בשורה אופקית ושרפה את כולם, עד שהם נפלו לקרקע כערימות של עצמות וגולגולות. בלייד ורהנארה הביסו את יריביהם ולא נפגעו בקרב. קיר האש המשיך לבעור לכמה זמן גם לאחר שהקרב נסתיים, לפני שהוא דעך ונעלם. </text:p>
      <text:p text:style-name="P2"><text:soft-page-break/><text:s text:c="5"/>באנג'ו אמר: "חבל שלא נשאר עליהם קצת בשר, כי אם היה להם היינו יכולים לצלות אותו בקיר האש הזה של סייטלס."</text:p>
      <text:p text:style-name="P2"><text:s text:c="5"/>"צלה את עצמך, אם אתה חפץ בכך, קנדר מטופש, כעת תן לי לנוח קמעה." סייטלס אמר.</text:p>
      <text:p text:style-name="P2"><text:s text:c="5"/>"אינני מבין, סייטלס, איך השלדים הרקובים והנרקבים הללו הוחיו והיו מסוגלים לתקוף אותנו?"</text:p>
      <text:p text:style-name="P4"><text:span text:style-name="T1"><text:s text:c="5"/>"הם הוחיו על ידי מעלה באוב או ע"י שד כלשהו. הם נוטים להתקבץ בקבוצות של כ3-12 שלדים לרוב; ולרוב כמחצית מהם סוחבים איתם נשקי עימות פשוטים בזמן שהשאר סוחבים איתם קשתות או חניתות. סייטלס ענה.</text:span></text:p>
      <text:p text:style-name="P2"><text:s text:c="5"/>"אני מבין, אך עדיין זה גורם לי צמרמורת לראות את השלדים הללו חוזרים לחיים ככה." פיוריטארוס הודה.</text:p>
      <text:p text:style-name="P4"><text:span text:style-name="T1"><text:s text:c="5"/>"זו הסיבה שהם נקראים אל-מתים או מתים-חיים – לא חיים ולא מתים העצמות המסכנות הללו תקועות באמצע, הם גופות חסרות נשמה שהוחיו על ידי קסם תפל של יצורים נבזיים ושפלים או מעלי באוב שניתן לומר עליהם בדיוק אותו הדבר." קוריאל הסבירה לפיוריטארוס.</text:span></text:p>
      <text:p text:style-name="P2"><text:s text:c="5"/>"הנה מה שעדיין מטריד את מנוחתי לגביהם, איך יכול היה קיר האש להשפיע על יצורים אל-מתים שכמותם אם הם כבר היו מתים, או לפחות מתים-למחצה, נכון?"</text:p>
      <text:p text:style-name="P2"><text:s text:c="5"/>"מקור כוח החיים שלהם מגיע מהמישור הרוחני, בניגוד למישור החומרי. האש למעשה בערה בעיקר על פני המישור שבו הם מתקיימים, וכך משמידה את קיומם ע"י הריסת הקשר שלהם בין שני העולמות." סייטלס הסביר.</text:p>
      <text:p text:style-name="P4"><text:span text:style-name="T1"><text:s text:c="5"/>"ובכן, איך הם הובסו ע"י כוח פיזי שהאחרים השתמשו בנשקיהם?" פיוריטארוס התעקש.</text:span></text:p>
      <text:p text:style-name="P2"><text:soft-page-break/><text:s text:c="5"/>"הנזק הפיזי שהם ספגו ריסק את עצמותיהם והפרידם ממבנה הגוף המרכזי. בעיקרון מטיילים שאינם מצויידים כמו שצריך שנקרים בדרכם של יצורים אלו נהפכים לגופות בעצמם. האל-מתים מתקיימים בשני מישורי הקיום, גופם במישור הפיזי, ורוחותיהם במישור הלא-חומרי, היכן שהם כלואים והם מנסים לכלות כל יצור חי מתוך אמונה שכוח החיים שלו יכול לשחררם או להחליף מקום איתם." סייטלס סיכם את הידע שלו לגבי יצורים אל-מתים עבור פיוריטארוס.</text:p>
      <text:p text:style-name="P2"><text:s text:c="5"/>"אך הם טועים, הם אינם יכולים להשתחרר או להחליף מקום הנשמות החיות, נכון?" פיוריטארוס המשיך להתעקש עבור עוד ידע.</text:p>
      <text:p text:style-name="P4"><text:span text:style-name="T1"><text:s text:c="5"/>"כמובן שהם טועים. ברגע שגופם הפיזי מושמד הרוחות שלהם יכולות ליפול לתוך התהום חסרת התחתית של הנשמות התועות, אך קסם מצד שני נוטה להשמידם במישור הרוחני." קוריאל הוסיפה.</text:span></text:p>
      <text:p text:style-name="P4"><text:span text:style-name="T1"><text:s text:c="5"/>"או, אני חושב שאני מבין כעת. רצוי שנמשיך בדרכנו לפני שתגיע שעת הצהריים." פיוריטארוס אמר. הם המשיכו לתור במנהרה כ-90 רגל ומצאו מסדרון פתוח לכיוון מערב. באנג'ו הלך לבדוק מה מכיל המסדרון ובלייד הלך בעקבותיו.</text:span></text:p>
      <text:p text:style-name="P2"><text:s text:c="5"/>"מה שניכם עושים שם?" פיוריטארוס שאל.</text:p>
      <text:p text:style-name="P2"><text:s text:c="5"/>"רק בודקים אם יש כאן משהו מעניין... לא אין כאן שום דבר מעניין..."</text:p>
      <text:p text:style-name="P2"><text:s text:c="5"/>איך שבלייד אמר זאת, באנג'ו חזר בריצה מקצה המסדרון וקרא בקול: "יש כאן להק של שדוני אש והם רודפים אחריי!!!"</text:p>
      <text:p text:style-name="P4"><text:span text:style-name="T1"><text:s text:c="5"/>בלייד ורהנארה שלפו את חרבותיהם, באנג'ו שלף את פגיונו בהגיעו אל בני החבורה. סייטלס, קוריאל ופיוריטארוס לקחו כל אחד חץ ומתחו כנגד מיתרי קשתותיהם והחלו לירות חצים לכיוון שדוני האש ברגע שהללו הגיחו מן אפילת המסדרון. הם היו להק של 8 שדונים. ליצורים אלו היה מעט כוח חיים וסיבולת פיזית ונפשית כך שהם מתו מאיבחות </text:span><text:soft-page-break/><text:span text:style-name="T1">חרב או פגיעות מדוייקות של חצים בעיניהם או בליבם. לפני שהשניים האחרונים חוסלו הם הספיקו לירות חצי אש על בלייד ורהנארה. חץ האש הראשון פגע בבלייד בידו שאחזה בחרבו, והוא שמט אותה מהכוויה. השני פגע ברהנארה על שריון החזה שלה. קוריאל ופיוריטארוס רצו אליהם. הם הגיעו קודם אל רהנארה.</text:span></text:p>
      <text:p text:style-name="P2"><text:s text:c="5"/>היא השתעלה קלות מהכאב שזה גרם לה בריאות ואמרה לפיוריטארוס: "אל תדאג לי, אני אהיה בסדר גמור, לך וראה מה קרה לבלייד, ותן לקוריאל לטפל בי." פיוריטארוס קרא לבאנג'ו ואמר לו לשים את ידו של בלייד בתוך נאד המים שלו כדי להקל את הכוויה. הוא עדיין נשאר עם רהנארה וקוריאל.</text:p>
      <text:p text:style-name="P2"><text:s text:c="5"/>"עזור לי להסיר את שריון הלוחות שלה, פיוריטארוס." הם הסירו אותו ביחד. "כעת אני צריכה לבדוק את פצע הכוויה, רהנארה." קוריאל אמרה לה, תוך כדי שהיא מסמנת לה בעיניה לכיוונו של פיוריטארוס, כדי לרמוז לה על התמדתו בנוכחותו שם.</text:p>
      <text:p text:style-name="P4"><text:span text:style-name="T1"><text:s text:c="5"/>"פיוריטארוס, קח את בלייד ובאנג'ו בחזרה אל המנהרה, אני רוצה קצת פרטיות כאן עם קוריאל." רהנארה אמרה לו. הוא לקח אותם חזרה אל המנהרה. רהנארה הסירה אז גם את שריון העור שלה. קוריאל לקחה מספר עשבי ריפוי וערבבה אותם ביחד עם מעט נוזל של שיקוי ריפוי והניחה את התמצית על הפצע כוויה של רהנארה.</text:span></text:p>
      <text:p text:style-name="P2"><text:s text:c="5"/>"זה לא רציני באמת, נכון, קוריאל?" רהנארה שאלה.</text:p>
      <text:p text:style-name="P2"><text:s text:c="5"/>"יצאת במזל שחץ האש פגע בשדייך ולא מעט מתחת,כך שאין נזק תמידי לריאותייך או למערכת הנשימה, אך סביר להניח שהצלקת הזו על שד ימין תישאר לצמיתות." קוריאל אמרה לה.</text:p>
      <text:p text:style-name="P2"><text:s text:c="5"/>"אני מניחה שאצטרך לחיות עם זה. ראית את הדרך שפיוריטארוס הסתכל עליי, זה די חמוד מצידו, האינך חושבת כך, קוריאל?"</text:p>
      <text:p text:style-name="P2"><text:soft-page-break/><text:s text:c="5"/>"כן, הוא בחור טוב, אך אינני יודעת אם הוא נועד להחליף את סייטלס כמנהיג החבורה במקרה ויקרה משהו לסייטלס."</text:p>
      <text:p text:style-name="P4"><text:span text:style-name="T1"><text:s text:c="5"/>"אני מקווה שאת טועה בעניין הזה, וכמו כן אני מקווה ששום דבר לא יקרה לסייטלס, הוא איש זקן ונחמד עם הרבה כישורים כריזמטיים. האם את יכולה לעשות משהו כנגד הכאב כדי שאני לא אאט את החבורה יותר ממה שכבר עיכבתי אתכם?"</text:span></text:p>
      <text:p text:style-name="P2"><text:s text:c="5"/>"אל תדאגי, זה חסר חשיבות, העיכוב הקטן הזה, אך אני יכולה להטיל קסם ריפוי עלייך כדי להקל על הכאב."</text:p>
      <text:p text:style-name="P2"><text:s text:c="5"/>"אני אשמח מאוד אם תעשי זאת בשבילי, קוריאל." היא החזיקה את ידה וקוריאל הטילה את הכישוף על רהנארה, לאחר ששברה קוביית מאנה כחולה ושיננה מעט מילים בלשונה האלפית. רהנארה לבשה אז את שריון העור שלה, ולאחר מנוחה קלה קראה לפיוריטארוס שיעזור לה לחגור את שריון הלוחות שלה.</text:p>
      <text:p text:style-name="P2"><text:s text:c="5"/>בזמן שפיוריטארוס עזר לה הוא שאל: "האם את תהיי בסדר?"</text:p>
      <text:p text:style-name="P2"><text:s text:c="5"/>"כן, לא הייתי קוראת לך לעזור לי אם הייתי חושבת אחרת; האין זה הגיוני, פיוריטארוס?"</text:p>
      <text:p text:style-name="P2"><text:s text:c="5"/>"כן, אני מניח... אך אני עדיין לא מבין למה סילקת אותי מכאן מלכתחילה?"</text:p>
      <text:p text:style-name="P4"><text:span text:style-name="T1"><text:s text:c="5"/>"אולי בגלל שהייתי חצי עירומה כאשר קוריאל בדקה את פצע הכוויה שלי מחץ האש..."</text:span></text:p>
      <text:p text:style-name="P2"><text:s text:c="5"/>"אז למה לא יכולתי להישאר לבחון את פצעך גם?" </text:p>
      <text:p text:style-name="P4"><text:span text:style-name="T1"><text:s text:c="5"/>היא מרפקה אותו בכלוב צלעותיו ושאלה את קוריאל: "האם הם אף פעם לא לומדים?"</text:span></text:p>
      <text:p text:style-name="P2"><text:s text:c="5"/>"אבל הוא דווקא יוצא מן הכלל; אינני חושבת שהוא ראה נערה עירומה בחייו."</text:p>
      <text:p text:style-name="P2"><text:s text:c="5"/>"תיקון: כבר ראיתי את שתיכן עירומות." אמר.</text:p>
      <text:p text:style-name="P2"><text:s text:c="5"/>"מה? מתי?" רהנארה חקרה.</text:p>
      <text:p text:style-name="P2"><text:soft-page-break/><text:s text:c="5"/>"את לא זוכרת לפני 11 שנות ירח כאשר מצאנו אגם קטן בחורשות טאקה, את, אני ופאלור."</text:p>
      <text:p text:style-name="P2"><text:s text:c="5"/>"את הפעם הזו אני זוכרת, אחר כך היינו מקורקעים לחודש ע"י הורינו כאשר הם גילו את שחייתנו העירומה אז. אבל התכוונתי לגבי קוריאל."</text:p>
      <text:p text:style-name="P4"><text:span text:style-name="T1"><text:s text:c="5"/>"הוא ראה רק את ישבני אז, כאשר פגשתי אותו והאחרים, זה היה כאשר התרחצתי בבריכה קטנה, כאשר אחי ואלפים אחרים הותקפו לפתע ע"י שבט של שודדים אורקים. החבורה הזו הצילה את חיי אז. אני רק קיוויתי שהם היו מגיעים קודם לכן ואז אולי אחי, ואלאדריאן, היה בין החיים היום." היא שוב החלה לבכות על אובדן אחיה ושאר השותפים למסעם האלפים באותו יום גורלי.</text:span></text:p>
      <text:p text:style-name="P2"><text:s text:c="5"/>"אני מצטערת על אובדנך, קוריאל, לא ידעתי." היא חיבקה אותה.</text:p>
      <text:p text:style-name="P2"><text:s text:c="5"/>"אני ממש לא רוצה לעשות לכם את זה, אך האחרים מחכים לנו במנהרה." פיוריטארוס ציין.</text:p>
      <text:p text:style-name="P2"><text:s text:c="5"/>"אתה צודק, בואו נתחיל לזוז." רהנארה אמרה והם הצטרפו בחזרה לשאר החבורה.</text:p>
      <text:p text:style-name="P2"><text:s text:c="5"/>"מה לקח לך כל כך הרבה זמן?" באנג'ו שאל. סייטלס נתן לו מכה בראשו עם מטהו.</text:p>
      <text:p text:style-name="P2"><text:s text:c="5"/>"האם את בסדר?" בלייד שאל.</text:p>
      <text:p text:style-name="P2"><text:s text:c="5"/>"אני בסדר, מה איתך?"</text:p>
      <text:p text:style-name="P2"><text:s text:c="5"/>הוא הראה לה את צלקתו החדשה על גב כף ידו. "אני אהיה בסדר בעוד זמן קצר." אמר.</text:p>
      <text:p text:style-name="P2"><text:s text:c="5"/>"גם לי יש צלקת, אבל אינני יכולה להראות לך אותה, בגלל מיקומה האסטרטגי." אמרה לו.</text:p>
      <text:p text:style-name="P2"><text:s text:c="5"/>"אני מבין." הוא קרב ולחש לפיוריטארוס באוזנו: "האם לך היא הראתה את הצלקת, נחש שכמותך?"</text:p>
      <text:p text:style-name="P2"><text:soft-page-break/><text:s text:c="5"/>פיוריטארוס דחף אותו מעליו. "לא, ממזר חולני שכמוך."</text:p>
      <text:p text:style-name="P2"><text:s text:c="5"/>"אך אני בטוח שרצית לראות אותה." באנג'ו אמר לו בשקט. על אף שרהנארה הצליחה לנחש מה הם בוודאי שאלו את פיוריטארוס היא העדיפה להתעלם מכך.</text:p>
      <text:p text:style-name="P4"><text:span text:style-name="T1"><text:s text:c="5"/>"קדימה, בואו נמשיך אנו סתם מבזבזים זמן כאן במנהרה, טרולי המערות עלולים לחזור." פיוריטארוס התריע. הם חלפו 180 רגל נוספים לכיוון דרום ומצאו פיצול קטן. המנהרה המשיכה מזרחה אך הם העדיפו לבדוק חדר קטן לכיוון מערב.</text:span></text:p>
      <text:p text:style-name="P4"><text:span text:style-name="T1"><text:s text:c="5"/>הם מצאו ארגז אוצר נוסף וכמה חביות בחדר. באנג'ו חיפש אחר מלכודות על תיבת האוצר וכאשר לא נמצאו כאלה, פתח אותה. היא הכילה 6 אבנים יקרות ומעט קוביות מאנה כחולה. באנג'ו נתן אבן יקרה אחת לכל אחד, וקוביות המאנה הכחולה נלקחו בידי פיוריטארוס. בלייד ורהנארה החלו להרים את מכסי החביות, ע"י שימוש בחרבותיהם כידיות. רוב החביות היו ריקות. שתיים היו מלאות בשיכר, ואחת הייתה מלאה בעשבי ריפוי שונים, והחבית האחרונה הכילה שני שיקויי ריפוי ו-30 מטבעות זהב.</text:span></text:p>
      <text:p text:style-name="P4"><text:span text:style-name="T1"><text:s text:c="5"/>בלייד, באנג'ו ורהנארה לקחו לגימה קטנה מהשיכר. קוריאל לקחה מעט מעשבי הריפוי ואת שיקויי הריפוי נתנה לסייטלס, והכסף חולק שווה בשווה. לאחר מכן הם חזרו אל המנהרה והמשיכו לנוע קדימה כ-240 רגל. אז מצאו עוד שלושה ארגזי אוצר. באנג'ו תר אחר מלכודות אך לא הצליח להבחין בדבר היוצא מגדר הרגיל. פיוריטארוס וקוריאל פתחו את שני הארגזים הראשונים. לפתע פרצו מהרצפה ראשי חניתות ודקרו את מפרקי שורש כף היד שלהם.</text:span></text:p>
      <text:p text:style-name="P2"><text:s text:c="5"/>"עבודה נהדרת של גילוי מלכודות." קוריאל אמרה לו.</text:p>
      <text:p text:style-name="P2"><text:s text:c="5"/>"כן, תודה רבה לך אוויל." פיוריטארוס הודה לו גם.</text:p>
      <text:p text:style-name="P4"><text:span text:style-name="T1"><text:s text:c="5"/>"אני בטוח שהארגז הזה איננו ממולכד." באנג'ו טען והניח את ידיו על הארגז. כאשר הוא נגע בארגז, הסתבר שהוא היה יצור חקיין צורות, והוא הניף את באנג'ו לאוויר במהרה </text:span><text:soft-page-break/><text:span text:style-name="T1">ורצה כבר לטרוף את הקנדר. בלייד רץ אל היצור ודקר אותו באחת מעיניו. כאשר היצור החקיין מת הוא שמט את באנג'ו, ובלייד תפסו בטרם הגיע לרצפה.</text:span></text:p>
      <text:p text:style-name="P4"><text:span text:style-name="T1"><text:s text:c="5"/>"איזו פוזה רומנטית, האינך מסכימה?" אמרה רהנארה לקוריאל בשעה שחבשה את פצעה מהחנית.</text:span></text:p>
      <text:p text:style-name="P4"><text:span text:style-name="T1"><text:s text:c="5"/>"כן... לא ציפיתי להחליף תפקידים כה מהר, רהנארה." קוריאל אמרה לה, והיא הלכה לראות איך סייטלס מסתדר עם פיוריטארוס עד כה. הפעם היה זה בלייד שלקח את פגיונו של באנג'ו כדי להשיל ממנו את גלגל העין של היצור החקיין מחרבו. כאשר העניינים נראו על פניהם בסדר גמור, הם לפתע הותקפו ע"י נחיל של חמש עכבישי ענק שירדו אליהם מן התקרה, השליכו עליהם קורים ולכדו את כולם פרט לסייטלס. סייטלס מצידו שבר חמש קוביות מאנה כחולות ולחש את קסם חצי האש:</text:span></text:p>
      <text:p text:style-name="P2"><text:s text:c="5"/>"אין צורך במרד או מהומה,</text:p>
      <text:p text:style-name="P2"><text:s text:c="5"/>אני יכול לטפל בעניינים עם חצי הלהבה שלי!!!" (בז"מ)</text:p>
      <text:p text:style-name="P4"><text:span text:style-name="T1">חץ בוער עף מידיו על הפקעת של פיוריטארוס. "...להבה שלי!!! להבה שלי!!! להבה שלי!!! להבה שלי!!! עוד ארבעה חצים בוערים עפו על רשתות הקורים של יתר בני החבורה, ושרפו אותם. אז פיוריטארוס וקוריאל השתמשו בקשתותיהם כדי להפיל את העכבישים מן התקרה – יריותיהם לא יכלו להיות מדוייקות במיוחד ברגע זה עקב פציעתם במפרקי כף ידם. במשך זמן זה בלייד, באנג'ו ורהנארה וידאו את מותם, והם ביתרו את העכבישים לאבריהם השונים עד שחדלו לנוע, בעיקר מפני שאיבדו איברים בעלי כושר תנועה.</text:span></text:p>
      <text:p text:style-name="P4"><text:span text:style-name="T1"><text:s text:c="5"/>"אולי תחדלו כבר?! האינכם יכולים לראות שאתם דוקרים גופות חלולות..." פיוריטארוס קרא ללוחמיו ולבאנג'ו. כולם התקבצו אל מיקומו של פיוריטארוס. "האם המערה ממשיכה לכיוון שממנו הגיעו העכבישים?"</text:span></text:p>
      <text:p text:style-name="P2"><text:soft-page-break/><text:s text:c="5"/>"לא, זה מבוי סתום." רהנארה השיבה.</text:p>
      <text:p text:style-name="P2"><text:s text:c="5"/>"זה נחמד מצידך ששמת ליבך לדבר באמצע מסע הקטל שלכם."</text:p>
      <text:p text:style-name="P4"><text:span text:style-name="T1"><text:s text:c="5"/>"מה הבעיות שלך, פיוריטארוס? היינו שלושה אוחזי חרבות כנגד חמישה עכבישים בגודל אדם." בלייד טען.</text:span></text:p>
      <text:p text:style-name="P4"><text:span text:style-name="T1"><text:s text:c="5"/>"בסדר גמור, שכחו מזה, בואו נסתלק מכאן לכל הרוחות." הם חזרו על פעמיהם כ-780 רגל. לאחר מכן הגיעו אל הפיצול הראשון לאחר שהלכו בדרך שמובילה לכיוון דרום-מערב. פיוריטארוס בדק את הפנייה דרומה שהם דילגו עליה קודם לכן. היא הייתה חשוכה למדי מלבד אורות ירוקים שביצבצו על הקירות. הוא שם לב שזוגות של האורות נכבים לרגע ושוב נדלקים.</text:span></text:p>
      <text:p text:style-name="P4"><text:span text:style-name="T1"><text:s text:c="4"/>לפתע מן החשיכה פרצה לה להקת אוכלי נבלות, הם היו שישה עשר בסך הכל. פיוריטארוס שלף במהרה את חרבו והחל לטפל בהם. רהנארה, בלייד ובאנג'ו הגיעו במהרה אוחזים בנשקיהם ועזרו לפיוריטארוס לצאת מאותו מסדרון סתום. סייטלס וקוריאל החלו לירות באוכלי הנבלות שניסו להפוך את בני החבורה לנבלות והעזו להתקרב אליהם יותר מדי. בלייד כרת את ראשם כמו גוש חמאה שנחצה לשניים. באנג'ו ורהנארה דקרו אותם בליבם, בזמן שפיוריטארוס רק כרת את טופריהם אך הניח להם לחיות, על אף שבלייד תמיד שמח לסיים את המלאכה ושחט את מה שפיוריטארוס השאיר לטיפולו.</text:span></text:p>
      <text:p text:style-name="P4"><text:span text:style-name="T1"><text:s text:c="5"/>כאשר הקרב הסתיים, בלייד שם ליבו להבעתו הכועסת על פרצופו של פיוריטארוס. "מה...?" הוא שאל בתמימות.</text:span></text:p>
      <text:p text:style-name="P2"><text:s text:c="5"/>"אתה יודע בדיוק 'מה', חמור מדופלם שכמותך."</text:p>
      <text:p text:style-name="P2"><text:s text:c="5"/>"לא יכולה להיות גאולה לסוג זה של יצורים, ואתה יודע זאת בדיוק כמוני... הלא כן?"</text:p>
      <text:p text:style-name="P2"><text:soft-page-break/><text:s text:c="5"/>"איך אתה יכול להגיד אם יש להם סיכוי לגאולה או לא אחרי שאתה מעביר דרך ליבם את חרבך או כורת את ראשם?"</text:p>
      <text:p text:style-name="P2"><text:s text:c="5"/>"ובכן אינני יכול, אך גם הם אינם יכולים... ולא איכפת לי מה יש להם להגיד בדבר גם כן... אחד חייב ליפול כדי שהאחר ישרוד, או שמא אינך מסכים איתי לגבי עניין זה?"</text:p>
      <text:p text:style-name="P4"><text:span text:style-name="T1"><text:s text:c="5"/>"הייתי רוצה שזה יהיה כה פשוט להרוג כל מה שזז, אך איני סבור שזה הוגן במיוחד כל ההרג לחינם הזה שאינו צודק מבחינתי כלל וכלל. העניין היה שונה במקרה שהיו אלו יצורים אל-מתים שחסרה בהם נשמתם והם קיימים רק בזכות כישוף מרושע ושפל של מעלים באוב או של שדים. אז היינו הורגים גוף חסר נשמה, והגוף משמש רק כמעטפת עבור הנשמה, להרוג מעטפת ריקה הוא חסר משמעות בעיני קורסלטור ואינטימידיטורס."</text:span></text:p>
      <text:p text:style-name="P2"><text:s text:c="5"/>"בסדר גמור, אני חושב שאני מבין סוף כל סוף את השקפתך, אך אני עדיין מעדיף להרוג מאשר להיהרג וחוץ מזה קשה לשנות הרגלים ישנים בצורה מיידית, פשוט ככה." הוא נקש באצבעותיו מול פרצופו של פיוריטארוס.</text:p>
      <text:p text:style-name="P2"><text:s text:c="5"/>"בסדר, המשך להרוג על ימין ועל שמאל, אני כבר יודע להיכן תגיע כאשר תיפול רוחך לתהום חסרת התחתית של הנשמות האבודות. זה הולך להביא עליך חורבן של אש תהומית בגורלך האובדני."</text:p>
      <text:p text:style-name="P2"><text:s text:c="5"/>"אוקיי, רק אל תטריד את מנוחתך בשל כך, מפני שאני אינני מודאג מכך גם כן."</text:p>
      <text:p text:style-name="P4"><text:span text:style-name="T1"><text:s text:c="5"/>"בלייד ופיוריטארוס חידלו מיד מהויכוח חסר התכלית הזה שלכם, או שאני אטיל את שניכם לאבדון בעצמי." סייטלס הפריע להם להמשיך בויכוחם.</text:span></text:p>
      <text:p text:style-name="P4"><text:span text:style-name="T1"><text:s text:c="5"/>"סייטלס צודק, בואו נמשיך למזלג הראשון שבכניסה למערות, וניקח את המשעול שפונה לכיוון דרום-מזרח כעת." הם שבו על עקבותיהם לאחור כעוד 180 רגל, ואז פנו לעומק הדרך שלפניהם. לאחר 180 רגל נוספים הגיעו לצומת T, ובאמצעה נמצאו 9 חביות. בלייד ורהנארה החלו לפתוח את מכסי החביות. חבית אחת הכילה 300 מטבעות </text:span><text:soft-page-break/><text:span text:style-name="T1">זהב, אחרת הכילה אבן יקרה, אחרת שיכר והשאר היו ריקות מתוכן. הם חילקו את הכסף שווה בשווה, ורהנארה לקחה לעצמה את האבן היקרה.</text:span></text:p>
      <text:p text:style-name="P4"><text:span text:style-name="T1"><text:s text:c="5"/>"בואו נבדוק את המערה שלשמאלנו." פיוריטארוס אמר. הם המשיכו 90 רגל לכיוון צפון מזרח, ומצאו תריסר גופות נרקבות מוטלות להן על הרצפה. באנג'ו ובלייד הלכו לחפש על הגופות הרקובות דברי ערך עבור עצמם. לפתע התברר שהיו אלא יצורי אל-מוות, יצורי זומבי מתועבים מסוג כלשהו. החבורה שלפה את כלי נשקה מייד והחלה להילחם בהם. סייטלס ופיוריטארוס השתמשו שניהם בלחש חצי האש כדי להבעיר חצי תריסר מהם לאפר, החצי השני של הזומבים נחתך בהרחבה ע"י רהנארה ובלייד.</text:span></text:p>
      <text:p text:style-name="P4"><text:span text:style-name="T1"><text:s text:c="5"/>הפעם הזאת סגנונות ההתקפה של קוריאל ובאנג'ו לא היו יעילים. זומבים אינם נופלים חלל לאחר דקירה בגב, שיסוף גרון, או ע"י חץ ישירות אל רקמות המוח. רק לאחר שרהנארה קטעה את ידיהם – כאשר חלקם נשאו כלי נשק אימתניים, ובלייד הפריד את ראשם מעמוד שדרתם הם פסקו לנוע. באנג'ו היה היחיד שנפגע במהלך הקרב שהתרחש. הוא נהדף בחוזקה כנגד אחד הקירות ע"י דחיפה עוצמתית של זומבי שהלז דקר בגבו, עם פגיונו. קוריאל ובלייד טיפלו בפצעו שבמרפקו הימני.</text:span></text:p>
      <text:p text:style-name="P2"><text:s text:c="5"/>"אני בסדר גמור, עיזבו אותי, שניכם." אמר להם.</text:p>
      <text:p text:style-name="P2"><text:s text:c="5"/>"למזלך נפגעת במרפקך ולא בראשך. במהירות שהועפת אל הקיר, היית סובל מזעזוע מוח." אמרה קוריאל.</text:p>
      <text:p text:style-name="P2"><text:s text:c="5"/>"אין הרבה במוחו בכל מקרה, הוא היה בסדר גמור גם עם זעזוע מוח." בלייד טען.</text:p>
      <text:p text:style-name="P2"><text:s text:c="5"/>"תראו מי שמדבר, מר מוח-ענק..." באנג'ו ניסה לעצבן אותו קמעה.</text:p>
      <text:p text:style-name="P4"><text:span text:style-name="T1"><text:s text:c="5"/>"שתוק כבר וקום, קנדר אוויל." בלייד החזיר לו כגמולו. המערה הייתה סגורה ולכן הם נאלצו לחזור על עקבותיהם, אל צומת החביות.90 רגל לאחר הצומת הגיעו להיכל עגול שסותת מאבן של קירות המערה. ההיכל הכיל ארבעה סרקופאגים בהיקפו החיצוני, </text:span><text:soft-page-break/><text:span text:style-name="T1">ובמרכזו ניצבו להם ארבעה מזבחים. בלייד ורהנארה פתחו אותם ומצאו שהיו אלו רק ארונות קבורה ריקים. </text:span></text:p>
      <text:p text:style-name="P4"><text:span text:style-name="T1"><text:s text:c="5"/>"המזבחות הללו שימשו, קרוב לוודאי, לאחסון חפצים שונים ששימשו לטקסים אפלים של החייאת המתים, כדי להשיב לחיים יצורי אל-מוות כגון שלדים וזומבים, אלו שנאלצנו להילחם בהם." קוריאל ציינה.</text:span></text:p>
      <text:p text:style-name="P4"><text:span text:style-name="T1"><text:s text:c="5"/>"לכן סביר להניח שניתקל בעוד כ-20 סרקופאגים שכאלו, מפני שלרוב הם מאכלסים רק גופה אחת בכל סרקופאג." סייטלס הוסיף. לאחר שעקפו את הסרקופאגים באולם הזה, הם המשיכו ללכת במנהרה מרחק של 330 רגל נוספים כאשר בסופם התעקלה המנהרה בזווית של 180 מעלות, ממזרח למערב. שם בקצה מצאו גרם מדרגות שהוביל לקומה תת-קרקעית.</text:span></text:p>
      <text:p text:style-name="P4"><text:span text:style-name="T1"><text:s text:c="5"/>כולם החלו לרדת במדרגות, כאשר לפתע בלייד דרך על משבצת לחיצה, שהפעילה מנגנון שגרם למדרגות לקבל זווית של 45 מעלות, דבר שגרם לגרם המדרגות להפוך למגלשה שהובילה את בני החבורה מהר מאוד כלפי מטה באופן מסוכן למדי. נראה שנפילתם הובילה אותם לאולם קטן שהיה בו טרול מערות שישן, אשר התעורר מההמולה של בני החבורה שנפלו. בלייד שלף את חרבו והסתער על הטרול-מערות. אף על פי שטרול המערות היה פי שניים בגודלו בהשוואה לבלייד, בלייד הצליח לחרוץ את ליבו בחרבו, ולהוציאה ממנו, לפני שטרול המערות הצליח להבין מה פגע בו. לאחר מכן בלייד קיפץ לאחור כדי להימנע מלהימחץ ע"י משקל גופתו המתמוטטת של טרול המערות.</text:span></text:p>
      <text:p text:style-name="P2"><text:s text:c="5"/>"עבודה טובה, בלייד." באנג'ו החמיא לבלייד על מאמצו המוצלח.</text:p>
      <text:p text:style-name="P2"><text:s text:c="5"/>"לא עבודה טובה במיוחד, על אף שהיא מפצה במשהו על הנפילה במדרגות." רהנארה טענה.</text:p>
      <text:p text:style-name="P2"><text:s text:c="5"/>"מה היית מציעה לי לעשות אם היינו מחליפים מקומות?" בלייד שאל.</text:p>
      <text:p text:style-name="P2"><text:soft-page-break/><text:s text:c="5"/>"אם לא היית מפעיל את המשבצת התכסיסנית ההיא, היינו יכולים לכתר את הטרול, ולשאול אותו תוך כדי איום על חייו היכן נמצאת נהמהטריס שאנו מחפשים אחריה, למקרה ששכחת."</text:p>
      <text:p text:style-name="P2"><text:s text:c="5"/>"אך אני לא ראיתי את המשבצת הזו באור הקלוש של הלפיד שפיוריטארוס נושא, ואני מניח שאת היית שמה לב בתנאי הראות הירודים של המערה הזו."</text:p>
      <text:p text:style-name="P2"><text:s text:c="5"/>"ובכן, הייתי יכולה אולי, וגם אם הייתי דורכת עליה ייתכן והיא לא הייתה מפעילה את המנגנון ממשקלי מפני שאני הרבה יותר רזה ממך."</text:p>
      <text:p text:style-name="P4"><text:span text:style-name="T1"><text:s text:c="5"/>"רק מפני שאת בת, ואין לך שרירים כמו שלי יש, כמטען."</text:span></text:p>
      <text:p text:style-name="P4"><text:span text:style-name="T1"><text:s text:c="5"/>"יש לי את מטעני שלי לסחוב כבת, על אף שאני צריכה להודות לך על ששמת לב שאני משתייכת למין השני. דרך אגב, בלייד, אני די בטוחה שרוב מסתך היא דווקא משומנים ולא משרירים."בואי אליי לפני שנלך לישון ואני אראה לך את קווי המתאר של שריריי, בכל נקודה בגופי שתחפצי לבדוק."</text:span></text:p>
      <text:p text:style-name="P2"><text:s text:c="5"/>"אינני חושבת שאני מעוניינת בהצעתך אבל אני אשקול זאת."</text:p>
      <text:p text:style-name="P2"><text:s text:c="5"/>"האם שניכם מוכנים להפסיק לריב כמו ילדים קטנים? ישנם לפחות עוד כארבעה טרולי מערות, לפי המאורה שלהם שנתקלנו בה קודם לכן!!!" פיוריטארוס קרא. "כעת כעונש על המריבה הזו, שניכם תכינו לכולם ארוחת צהריים, יחד." פיוריטארוס הורה להם.</text:p>
      <text:p text:style-name="P2"><text:s text:c="5"/>"מי הכתיר אותך למנהיג?" בלייד שאל את פיוריטארוס.</text:p>
      <text:p text:style-name="P2"><text:s text:c="5"/>"ובכן, סייטלס מינה אותי להנהיג את המשימה הזו, נכון?"</text:p>
      <text:p text:style-name="P2"><text:s text:c="5"/>"לא איכפת לי מי המנהיג, כל עוד ארוחת הצהריים תהיה מוכנה ותוגש בקרוב." סייטלס אמר להם בעודו מנפנף בצלחתו הריקה כרמז למצב ששורר גם בקיבתו. "קדימה, מלאו אותה, אני גווע ברעב כאן." הוסיף.</text:p>
      <text:p text:style-name="P4"><text:soft-page-break/><text:span text:style-name="T1"><text:s text:c="5"/>"אל דאגה, בלייד, אני טבחית גרועה ואני מניחה שמצבך דומה, עלינו לבצע את העונש הזה כדי להתנקם בהם." רהנארה לחשה באוזנו.</text:span></text:p>
      <text:p text:style-name="P4"><text:span text:style-name="T1"><text:s text:c="5"/>לאחר שסיימו לאכול לחש סייטלס באוזנו של באנג'ו – על אף שהוא חשב שהוא לוחש באוזנו של פיוריטארוס: "האם אתה זוכר את הפעם ההיא שבאנג'ו הכין לנו אוכל?"</text:span></text:p>
      <text:p text:style-name="P2"><text:s text:c="5"/>"אהם." באנג'ו מילמל.</text:p>
      <text:p text:style-name="P2"><text:s text:c="5"/>"הפעם הזו האוכל היה גרוע מהפעם ההיא, היינו צריכים להשליך את מזוננו כמו אז. היכן השיחים הללו כשבאמת צריך אותם?"</text:p>
      <text:p text:style-name="P2"><text:s text:c="5"/>"תודה לך, סייטלס, שחלקת את המידע הזה עמי."</text:p>
      <text:p text:style-name="P2"><text:s text:c="5"/>"או, לעזאזל... היכן פיוריטארוס?" סייטלס קרא.</text:p>
      <text:p text:style-name="P2"><text:s text:c="5"/>מהכיוון השני נשמע קול עונה: "אני כאן, סייטלס, מה קרה?"</text:p>
      <text:p text:style-name="P2"><text:s text:c="5"/>"ראה עכשיו מה עשית, בגלל העונש שלך לרהנארה ובלייד. הם הענישו אותנו במקום, בארוחה הנוראית הזו, ואני חשבתי לתומי שזה אתה היושב לצדי ועכשיו באנג'ו יודע מה עלה בגורלה של ארוחת הבוקר שהוא טרח והכין לנו אז."</text:p>
      <text:p text:style-name="P2"><text:s text:c="5"/>"מצטער, סייטלס, אני יושב כאן בין רהנארה וקוריאל, בצד השני."</text:p>
      <text:p text:style-name="P2"><text:s text:c="5"/>"כן שמתי לב עכשיו, נער שובב שכמוך."</text:p>
      <text:p text:style-name="P2"><text:s text:c="5"/>"ובאנג'ו היה מגלה מה עלה בגורלה של ארוחת הבוקר שלו בכל מקרה, אז עדיף עכשיו מאשר מאוחר יותר. בדרך זו לא נהיה בסכנה של בישול קנדרי בעתיד הקרוב לפחות." קוריאל אמרה.</text:p>
      <text:p text:style-name="P2"><text:s text:c="5"/>"מאוד מצחיק, קוריאל, אני מקווה למענך שפיוריטארוס ימשיך להעניש את בלייד, רהנארה או אותי בהכנת אוכל מתישהו בקרוב."</text:p>
      <text:p text:style-name="P2"><text:s text:c="5"/>"אם היה עליי לבשל אתם הייתם מחשיבים את הארוחה הזו כמשתה מפואר לבטח." טען פיוריטארוס.</text:p>
      <text:p text:style-name="P2"><text:soft-page-break/><text:s text:c="5"/>"אני מניחה שמעכשיו זו אני או סייטלס מי שיהיה אחראי על הבישולים כאן." קוריאל ציינה.</text:p>
      <text:p text:style-name="P2"><text:s text:c="5"/>"למרבה הצער כך נראה הדבר, קוריאל." סייטלס הסכים איתה.</text:p>
      <text:p text:style-name="P4"><text:span text:style-name="T1"><text:s text:c="5"/>"קדימה, חבר'ה, בואו נזוז כבר, הייתי מעדיף שלא לבלות כאן את הלילה, אלא מחוץ למערה הזו, על פני הקרקע ולא מתחתיהם." פיוריטארוס אמר. הם אספו את מטלטליהם – צלחות, סירים, ושאריות שנזרקו הצידה או נאכלו ע"י בלייד, ושוב החלו לנדוד לעומק המנהרה. כ-180 רגל אחרי מיקום ארוחתם, המנהרה הצרה נפתחה שוב למעין אולם קטן. באולם מצאו ארבעה סרקופאגים. בלייד, באנג'ו, רהנארה וקוריאל פתחו סרקופאג כל אחד. כולם היו ריקים פרט לטבעת שבאנג'ו מצאה – כאשר האצבע שענדה אותה בעבר עדיין מחוברת אליה. באנג'ו חילץ את הטבעת מהאצבע האוחזת וזרקה הצידה, בתחילה השליך את הטבעת בטעות, ואז את האצבע ואז מצא את הטבעת שוב. קוריאל מצאה שרשרת – למרבה המזל ללא הצוואר ששרשרת זו עיטרה בעבר.</text:span></text:p>
      <text:p text:style-name="P2"><text:s text:c="5"/>"אל תענדו את הטבעת או השרשרת, קוריאל, באנג'ו, עד אשר יזוהו ויתגלו כבטוחים לשימוש." סייטלס הזהיר אותם.</text:p>
      <text:p text:style-name="P4"><text:span text:style-name="T1"><text:s text:c="5"/>"מה חבל... זו נראית שרשרת כה יפה." קוריאל קיטרה.</text:span></text:p>
      <text:p text:style-name="P2"><text:s text:c="5"/>"קדימה, קוריאל, התעודדי, היא שלך לקחת ותוכלי להשתמש בה בחופשיות , ברגע שתיבדק ותימצא בטוחה לשימוש, את יודעת, לטובתך." בלייד אמר.</text:p>
      <text:p text:style-name="P4"><text:span text:style-name="T1"><text:s text:c="5"/>"כן אני יודעת, אבל רציתי לנסות אותה כבר."</text:span></text:p>
      <text:p text:style-name="P4"><text:span text:style-name="T1"><text:s text:c="5"/>"הבה נזוז, חבר'ה, מצאנו כל מה שיש כאן, אז בואו נתקדם הלאה בחקירה של המקום הזה." פיוריטארוס אמר. שלושים רגל לאחר האולם הקודם נפתח לפניהם אולם חדש שנחצב גם הוא באבן המערה. אולם זה הכיל ארבעה מזבחות ללא חפצי טקסים. מעבר לאולם זה, לאחר 120 רגל המנהרה פנתה מכיוון מערב לכיוון דרום. תשעים רגל לאחר </text:span><text:soft-page-break/><text:span text:style-name="T1">מכן, המנהרה נפתחה לאולם גדול, אשר הכיל אף הוא ארבעה סרקופאגים, ושוב כולם היו ריקים מתוכן. לאולם זה היו ארבע יציאות. פיוריטארוס החליט לנסות את היציאה המערבית של האולם שהובילה לאחר כ-150 רגל לאולם קטן יותר וסגור. באולם זה הם מצאו עוד ארבעה סרקופאגים סגורים. בני החבורה פתחו אותם, ולמרבה ההפתעה כולם היו ריקים. לפתע בני החבורה הבחינו בשמונה אורות מנצנצים מכל אחת מפינות האולם. היו אלו אורות צהובים-ירוקים. לפני שידעו מה אירע, הם מצאו את עצמם מוקפים בחבורה של 16 אוכלי נבלות; ארבעה הגיחו מכל פינה אפילה של האולם, כולם שלפו מיד את נשקיהם, מלבד סייטלס ששינן את לחש ברכת הלילה:</text:span></text:p>
      <text:p text:style-name="P2"><text:s text:c="5"/>"אפילת הלילה,</text:p>
      <text:p text:style-name="P2"><text:s text:c="5"/>אמורה להפחיד,</text:p>
      <text:p text:style-name="P2"><text:s text:c="5"/>לא את המכשף,</text:p>
      <text:p text:style-name="P2"><text:s text:c="5"/>אף לא את הלוחם,</text:p>
      <text:p text:style-name="P2"><text:s text:c="5"/>לא את הקסם,</text:p>
      <text:p text:style-name="P2"><text:s text:c="5"/>ואף לא את העוצמה,</text:p>
      <text:p text:style-name="P2"><text:s text:c="5"/>חוץ מאי-אלו טיפשים ארורים,</text:p>
      <text:p text:style-name="P2"><text:s text:c="5"/>שאת לפידם הם שוכחים להצית..." (בז"מ)</text:p>
      <text:p text:style-name="P4"><text:span text:style-name="T1"><text:s text:c="5"/>אוכלי הנבלות החלו לשרוט בעוצמה את קורבנותיהם, כאשר הם נלחמים בארבעת איבריהם, וטופריהם המחודדים במטרה לקרוע לחלוטין את בני החבורה. בלייד, באנג'ו ורהנארה ננשכו במהלך הקרב. כמו תמיד, בלייד סיים את הקורבנות של פיוריטארוס שאיבדו רק גף זה או אחר ולא חוסלו לגמרי. רהנארה ובאנג'ו הרגו את אויביהם ע"י דקירה בליבם, בזמן שקוריאל חיסלה את מטרותיה בקשת הקרב הקצרה שלה,וחיצים מדוייקים לעיני אוכלי הנבלות בדרכם אל מוחם.</text:span></text:p>
      <text:p text:style-name="P4"><text:soft-page-break/><text:span text:style-name="T1"><text:s text:c="5"/>לאחר שכל יריביהם נטבחו, והיו שרויים שחוטים על הרצפה, הם לקחו הפסקה קטנה להתאוששות וטיפול בפצעיהם. קוריאל נתנה לפיוריטארוס תחבושת אשר הייתה ספוגה בתמצית שיקוי ריפוי ועשבי ריפוי, עבור רהנארה. היא הכינה עוד שתי תחבושות שכאלו עבור בלייד ובאנג'ו, כדי למנוע מזיהום להתפשט מנשיכת אוכלי הנבלות. אוכלי הנבלות ידועים באכילת גופות קורבנותיהם ולא כיצורים ההיגייניים ביותר שקיימים בעולם. רהנארה ובלייד ננשכו בזרועותיהם, בעוד באנג'ו ננשך בישבנו.</text:span></text:p>
      <text:p text:style-name="P2"><text:s text:c="5"/>"שיחק לך מזלך שלא להינשך כמו באנג'ו." פיוריטארוס אמר בשקט לרהנארה,</text:p>
      <text:p text:style-name="P2"><text:s text:c="5"/>"כן, אני מניחה. אאוצ'!!! תיזהר עם התחבושת הזו, אתה מכאיב לי."</text:p>
      <text:p text:style-name="P2"><text:s text:c="5"/>"מצטער. האם היית נותנת לי לחבוש אותך אם היא הייתה באותו מקום שפגע בך חץ האש קודם לכן?"</text:p>
      <text:p text:style-name="P2"><text:s text:c="5"/>"היית רוצה, גור חולה שכמוך."</text:p>
      <text:p text:style-name="P2"><text:s text:c="5"/>"באמת הייתי רוצה, האם הייתה זו מעין סוג של מחמאה?"</text:p>
      <text:p text:style-name="P2"><text:s text:c="5"/>"לא ממש, מתי הכאב יחלוף?"</text:p>
      <text:p text:style-name="P4"><text:span text:style-name="T1"><text:s text:c="5"/>"עד לחתונה הכאב יעבור, אני מבטיח לך."</text:span></text:p>
      <text:p text:style-name="P2"><text:s text:c="5"/>"ומי ירצה להתחתן עם שכירת חרב עלובה שכמוני?"</text:p>
      <text:p text:style-name="P2"><text:s text:c="5"/>"שמעתי על בחור שלא איכפת לו..."</text:p>
      <text:p text:style-name="P2"><text:s text:c="5"/>"מי הברנש האומלל?"</text:p>
      <text:p text:style-name="P2"><text:s text:c="5"/>"איזה בחור מסכן ועני שפגשתי בסולאטרה."</text:p>
      <text:p text:style-name="P2"><text:s text:c="5"/>"אז אמור לי את שמו. אני מכירה הרבה טיפוסים עניים ומסכנים שם."</text:p>
      <text:p text:style-name="P2"><text:s text:c="5"/>"אני מבטיח שאומר לך את שמו כאשר המשימה הזו תסתיים. בואי נראה אם אפשר לעזור לקוריאל עם בלייד ובאנג'ו."</text:p>
      <text:p text:style-name="P2"><text:soft-page-break/><text:s text:c="5"/>"תגיד לה, בלייד, לעזוב את התחת שלי בשקט, לא הושפלתי מספיק כבר להיום, עם הנשיכה הזו בישבני?" באנג'ו סירב לתת לקוריאל לטפל בפצעו.</text:p>
      <text:p text:style-name="P2"><text:s text:c="5"/>"לא יותר מהפעם שרצת וצרחת 'יש להק של שדוני אש שרודף אחריי'" קוריאל אמרה.</text:p>
      <text:p text:style-name="P2"><text:s text:c="5"/>"או כאשר הוא נתפס כמו פיוריטארוס ע"י היצור החקיין." רהנארה הוסיפה.</text:p>
      <text:p text:style-name="P2"><text:s text:c="5"/>"או כאשר הוא מצא מה קרה לארוחת הבוקר שלו." סייטלס הזכיר להם.</text:p>
      <text:p text:style-name="P4"><text:span text:style-name="T1"><text:s text:c="5"/>"די, אנשים, תעזבו אותו בשקט. קוריאל תני לו את התחבושת הרוויה שיטפל בעצמו, אם הוא חפץ בכך, וזהו זה." בלייד הרגיע את העניינים. היא נתנה לבאנג'ו את התחבושת וכולם נתנו לו מעט מקום לפרטיות.</text:span></text:p>
      <text:p text:style-name="P2"><text:s text:c="5"/>"סוג כזה של הערה הייתי מצפה מעצמי או מסייטלס, בלייד."</text:p>
      <text:p text:style-name="P2"><text:s text:c="5"/>"אולי בכל זאת למדתי ממך דבר חיובי או שניים, פיוריטארוס."</text:p>
      <text:p text:style-name="P2"><text:s text:c="5"/>"תודה, בלייד. באנג'ו הזדרז, אתה מעכב את כל החבורה!!!" פיוריטארוס קרא לכיוונו.</text:p>
      <text:p text:style-name="P2"><text:s text:c="5"/>"בסדר גמור, אני מגיע תוך שנייה!!!" באנג'ו קרא בחזרה אל פיוריטארוס. הוא חזר מהפינה החשוכה צולע מעט. "מצטער על העיכוב, הייתי חייב גם להשתין." כעת נזכרו כל השאר שגם הם רוצים להטיל את מימיהם.</text:p>
      <text:p text:style-name="P4"><text:span text:style-name="T1"><text:s text:c="5"/>"עוד מישהו צריך הפסקת צרכים קצרה?" פיוריטארוס שאל. כולם מלבד באנג'ו הרימו את ידיהם. "בסדר גמור, רהנארה וקוריאל ישתמשו באולם הזה, בעוד הבנים יחזרו לאולם הקודם וימתינו להם שם." כולם הסתלקו מלבד באנג'ו.</text:span></text:p>
      <text:p text:style-name="P2"><text:s text:c="5"/>"מה אתה עדיין עושה כאן?" רהנארה שאלה אותו.</text:p>
      <text:p text:style-name="P2"><text:s text:c="5"/>"אין לי כבר צורך להשתין." ענה.</text:p>
      <text:p text:style-name="P4"><text:span text:style-name="T1"><text:s text:c="5"/>"אנו נוכל לזכות במעט פרטיות, באנג'ו, אם תועיל בטובך..." קוריאל אמרה.</text:span></text:p>
      <text:p text:style-name="P2"><text:soft-page-break/><text:s text:c="5"/>"אז תעיף את התחת שלך מכאן, קנדר." רהנארה הוסיפה. הוא חזר לאולם הקודם היכן שהבנים חיכו, ללא רצון של ממש, בסופו של דבר. לאחר שהבנות 'התרעננו' רהנארה באה לקוריאל עם נאד המים שלה. "הנה, שטפי את ידייך."</text:p>
      <text:p text:style-name="P2"><text:s text:c="5"/>"תודה. דרך אגב, רהנארה, האם את חושבת שבלייד מסתכל עליי בצורה משונה או שזה הדמיון שלי?"</text:p>
      <text:p text:style-name="P4"><text:span text:style-name="T1"><text:s text:c="5"/>"למען האמת, ייתכן שהוא באמת מסתכל עלייך בעין בוחנת מקרוב, אך גם אני אם הייתי גבר, הייתי מסתכלת עלייך בצורה שונה מאשר על בנות אחרות, בין אם תרצי להודות בכך או שלא, את גברת אלפית מדהימה ביופייה. וחוץ מזה לגברים יש חולשה לבלונדיניות כמוך. מה לגבי פיוריטארוס, את חושבת שהוא מסתכל עליי בצורה מיוחדת?"</text:span></text:p>
      <text:p text:style-name="P4"><text:span text:style-name="T1"><text:s text:c="5"/>"אני חושבת שהוא נפל שבוי ברשתך. בין אם את תרצי להודות בכך או שלא, מתחת למסכת הקשיחות שלך כשכירת חרב, אני מוצאת אותך כברונטית יפהפייה, ואם אני הייתי גבר, הייתי בוחרת להתחיל איתך מבין שתינו."</text:span></text:p>
      <text:p text:style-name="P2"><text:s text:c="5"/>"למזלנו אנו לא גברים, והם אלו הסובלים מלהיות שבויים ביופיינו."</text:p>
      <text:p text:style-name="P2"><text:s text:c="5"/>"כן, אנו מצד שני, נמשכות להתנהגותם, בעיקר.כל שהם צריכים לעשות הוא לכרכר סביבנו בדרך שאנו רוצות, או שהם לא יקבלו מאיתנו את מבוקשם."</text:p>
      <text:p text:style-name="P2"><text:s text:c="5"/>"מה הם רוצים מאיתנו, אם כן?"</text:p>
      <text:p text:style-name="P2"><text:s text:c="5"/>"אל תהיי נאיבית כמו פיוריטארוס, הם לרוב מחפשים רק דבר אחד."</text:p>
      <text:p text:style-name="P2"><text:s text:c="5"/>"רק העמדתי פנים. אני חושבת שאני יודעת למה התכוונת."</text:p>
      <text:p text:style-name="P2"><text:s text:c="5"/>"רהנארה, קוריאל!!!" פיוריטארוס קרא להן מהאולם השני.</text:p>
      <text:p text:style-name="P2"><text:s text:c="5"/>"קוריאל, רהנארה!!!" בלייד הוסיף קריאה משלו.</text:p>
      <text:p text:style-name="P4"><text:span text:style-name="T1"><text:s text:c="5"/>"אנו באות מיד!!!" הן צעקו סימולטאנית. הן באו לאולם השני ביחד.</text:span></text:p>
      <text:p text:style-name="P2"><text:s text:c="5"/>"מה לקח לכן כל כך הרבה זמן?" הפעם סייטלס לא היכה את באנג'ו.</text:p>
      <text:p text:style-name="P2"><text:soft-page-break/><text:s text:c="5"/>"מצטערות, נאלצנו לבזבז יותר עלים משחשבנו,היה לנו מספר שתיים." רהנארה טענה.</text:p>
      <text:p text:style-name="P2"><text:s text:c="5"/>"כן, מצטערות על העיכוב, חבר'ה, זה לא היה בכוונה." קוריאל ציינה.</text:p>
      <text:p text:style-name="P2"><text:s text:c="5"/>"בואו נעזוב את זה, ונמשיך הלאה... או, דרך אגב אני מקווה שיש לכן אספקת עלים משלכן, מכיוון שהחלטנו שלא לשתף אתכן באספקה שלנו עקב כך שמספרנו כפול משלכן." סייטלס אמר להן.</text:p>
      <text:p text:style-name="P2"><text:s text:c="5"/>"בסדר גמור, גם אנו לא נחלוק עמכם את האספקה שלנו." קוריאל טענה.</text:p>
      <text:p text:style-name="P4"><text:span text:style-name="T1"><text:s text:c="5"/>"סייטלס, קוריאל, תשתקו והקשיבו לי, בגלל שככה העניינים יהיו מעכשיו. כולנו נתחלק במשאבים בצורה שווה, גם הבנים וגם הבנות עלולים להגיע למצב שמצרך זה או אחר יהיה חסר להם (כגון עלי-תחת) ואף אחד מאיתנו לא רוצה להגיע למצב הזה. כעת בואו נמשיך כאילו שהויכוח המטופש הזה לא אירע מעולם. הפעם בואו נבדוק מה נמצא בצד שמאל של האולם הזה." פיוריטארוס אמר.</text:span></text:p>
      <text:p text:style-name="P2"><text:s text:c="5"/>"אתה מתכוון ליציאה המזרחית של האולם, נכון?" בלייד שאל.</text:p>
      <text:p text:style-name="P4"><text:span text:style-name="T1"><text:s text:c="5"/>"כן, היציאה ההיא." ענה. מאה ועשרים רגל אחרי כן, המנהרה נפתחה שוב לאולם גדול שהכיל להפתעתם הרבה, ארבעה סרקופאגים. אחד מהם הכיל 300 פיסות זהב, בזמן שהאחרים היו ריקים מתוכן. החבורה נאלצה לחזור על עקבותיה כמאה עשרים רגל. לאחר שישים רגל המנהרה פנתה לכיוון דרום-מערב, ושישים רגל נוספים משם נוצר פיצול. <text:s/>הייתה להם האפשרות להמשיך לכיוון דרום-מערב עם המנהרה או לפנות שמאלה לכיוון דרום-מזרח.</text:span></text:p>
      <text:p text:style-name="P2"><text:s text:c="5"/>"בואו נמשיך עם המנהרה." פיוריטארוס הציע.</text:p>
      <text:p text:style-name="P4"><text:soft-page-break/><text:span text:style-name="T1"><text:s text:c="5"/>"לא, יש לי תחושת בטן חזקה לגבי הכיוון הזה, בוא ניקח את השביל שמוביל לכיוון דרום-מזרח, אני בטוח שנמצא שם משהו מעניין, פיוריטארוס. מה אתה אומר?" התעקש בלייד.</text:span></text:p>
      <text:p text:style-name="P2"><text:s text:c="5"/>"אוקיי, בסדר גמור, אך רצוי שיהיה שם משהו ששווה את המאמץ."</text:p>
      <text:p text:style-name="P2"><text:s text:c="5"/>"אל תדאג, אם לא יסתבר שצדקתי, אהיה חייב לך כוס שיכר."</text:p>
      <text:p text:style-name="P2"><text:s text:c="5"/>"אם אתה מתעקש." לאחר כ-70 רגל, הם הגיעו לאולם גדול שהכיל טרול מערות ששמר על שני ארגזי אוצר.</text:p>
      <text:p text:style-name="P4"><text:span text:style-name="T1"><text:s text:c="5"/>"בלייד, נסה לכרות את זרועותיו, אך השאר אותו בחיים, לשם שינוי." פיוריטארוס ביקש. טרול מערות, מעבר לעובדה שהוא היה גבוה מאוד ומפחיד בפני עצמו, החזיק קופיץ בשר גדול במיוחד. אחת ממהלומותיו השאירה את בלייד חסר ראש, כמעט. כאשר החטיא במהלומה זו, הצליח פיוריטארוס לשבור את קת הקופיץ, והלהב שלו נפל לרצפה. לאחר מכן בלייד כרת את זרועותיו כמעט ללא כל בעיה. בלייד אחז את הטרול באחיזת חנק סביב צווארו.</text:span></text:p>
      <text:p text:style-name="P2"><text:s text:c="5"/>"היכן נוכל למצוא את נהמהטריס? היא מכשפה; שמענו שהיא נמצאת פה בסביבה?" פיוריטארוס שאל.</text:p>
      <text:p text:style-name="P2"><text:s text:c="5"/>"למה... שאספר... לך..., אני די... שונא... בני-אדם... אלפים... וקנדרים..." בקושי ענה מפני שאיבד כמויות נדיבות למדי של דם, כאשר רובו נשפך על שריונו של בלייד.</text:p>
      <text:p text:style-name="P2"><text:s text:c="5"/>"אמור לנו עכשיו, מפני שאין לך מה להפסיד." סייטלס אמר.</text:p>
      <text:p text:style-name="P2"><text:s text:c="5"/>"אני... אומר... לכם... אם... תעניקו... לי... משאלה... אחרונה..." ענה.</text:p>
      <text:p text:style-name="P2"><text:s text:c="5"/>"מהי משאלתך?" פיוריטארוס שאל.</text:p>
      <text:p text:style-name="P2"><text:s text:c="5"/>"רק... אם... תבטיחו... לי... מוות... מהיר... וחלק..." ענה.</text:p>
      <text:p text:style-name="P2"><text:s text:c="5"/>"בסדר גמור, תקבל את מבוקשך, רק אמור לנו היכן היא."</text:p>
      <text:p text:style-name="P2"><text:soft-page-break/><text:s text:c="5"/>"היא... מוחזקת... בקומה... השלישית... קחו... את... גרם... המדרגות... המתפתל..."</text:p>
      <text:p text:style-name="P4"><text:span text:style-name="T1"><text:s text:c="5"/>"חסל אותו, בלייד." סייטלס פקד עליו. בלייד לקח את להב קופיץ הבשר, וחתך את ראשו לשני פלחים. בינתיים, באנג'ו הלך לחפש אחר מלכודות על תיבות האוצר, אך לא הצליח למצוא שום דבר. הוא הצליח לפתוח את תיבת האוצר השמאלית שהכילה כ-600 מטבעות זהב. לאחר מכן ניסה לפתוח את הארגז הימני אך ללא הועיל. היה נראה שהוא תקוע או נעול.</text:span></text:p>
      <text:p text:style-name="P4"><text:span text:style-name="T1"><text:s text:c="5"/>בלייד בדק אותו, וראה שהארגז עשוי ממתכת, מה שאמר שהוא בלתי ניתן לשבירה, כמו ארגזי אוצר העשויים מעץ. הוא ניסה להשתמש בניצב הקופיץ כמוט פריצה. הניצב היה עשוי מעץ והוא נשבר בקלות. לאחר מכן הלך בלייד אל גופת טרול המערות, וחילץ מתוכה את עמוד השדרה של הטרול. הוא דחף את קצהו לתוך חור המנעול וסובב אותו לכיוון השעון. לאחר מספר שניות, נשמע צליל נקישה. בלייד פתח את הארגז, ומצא בתוכו מעט קוביות מאנה, כחולות וירוקות, ואספקה קטנה של עשבי ריפוי וזוג בקבוקוני שיקויי ריפוי. הוא נתן את קוביות המאנה לפיוריטארוס, ואת חומרי הריפוי נתן לקוריאל. רק אז הוא הבחין שכולם מסתכלים עליו בצורה מוזרה מעט.</text:span></text:p>
      <text:p text:style-name="P2"><text:s text:c="5"/>"מה לא בסדר עכשיו?" שאל בתמימות כתמיד.</text:p>
      <text:p text:style-name="P2"><text:s text:c="5"/>"הדרך שבה פתחת את הארגז הזה הייתה מגעילה לחלוטין." פיוריטארוס טען.</text:p>
      <text:p text:style-name="P2"><text:s text:c="5"/>"אני שמח שאתה חושב כך, אבל תראה מה הסתתר בפנים... אתה לא יכול לומר לי שזה לא היה שווה את זה. אני מניח שאני כבר לא חייב לך כוס שיכר כעת, אחרי הכל." אמר בלייד.</text:p>
      <text:p text:style-name="P2"><text:s text:c="5"/>"אתה יכול לדחוף את כוס השיכר לתחת שלך, דביל שכמוך." פיוריטארוס בירכו.</text:p>
      <text:p text:style-name="P2"><text:s text:c="5"/>"אני חושבת שגם חסכת מאיתנו את הצורך לאכול ארוחת ערב היום, אחרי מה שעשית כאן היום." רהנארה אמרה.</text:p>
      <text:p text:style-name="P2"><text:soft-page-break/><text:s text:c="5"/>"אז זה היה גם חסכוני לחבורה וגם לי יהיה יותר מה לאכול בארוחת הערב היום." בלייד ציין.</text:p>
      <text:p text:style-name="P4"><text:span text:style-name="T1"><text:s text:c="5"/>"אם תיחנק בארוחת הערב, אל תתפלא אם אף אחד לא יבוא לטפוח על שכמך." קוריאל הוסיפה.</text:span></text:p>
      <text:p text:style-name="P2"><text:s text:c="5"/>"כעת אני ממש מקווה, שתיחנק למותך בארוחת הערב הפרטית שלך, הערב." רהנארה אמרה.</text:p>
      <text:p text:style-name="P2"><text:s text:c="5"/>"תודה רבה לכם, בנות ובנים, אבל אני אהיה בסדר גמור." בלייד סיכם.</text:p>
      <text:p text:style-name="P4"><text:span text:style-name="T1"><text:s text:c="5"/>"בתקווה שלא, אבל בואו נמשיך, עבורי זה משעמם ללא קרב טוב, מפני שאין לי את חוש הראייה.בפעם הבאה תן לבאנג'ו לנסות את ערכת כלי הפריצה שלו לפני שאתה מנסה חוכמות שכאלו, אדיוט מגודל שכמוך." סייטלס אמר. <text:s/>לאחר 135 רגל הם הגיעו לצומת האחרונה ואז פנו שמאלה לכיוון דרום-מערב שוב. לאחר 90 רגל הגיעו לפיצול נוסף. הם בדקו אולם נוסף אשר נחצב באבן המערה כ-30 רגל, מהפיצול האחרון. אף הוא הכיל ארבעה סרקופאגים. כולם היו ריקים מלבד אחד שהכיל זוג גרזני קרב דו-ראשיים. בלייד לקח אותם וניסה אותם ע"י סבסובם קמעה. הוא אף מצא רצועת גב לנשיאתם.</text:span></text:p>
      <text:p text:style-name="P2"><text:s text:c="5"/>"אז מה אתם אומרים, אנשים?"</text:p>
      <text:p text:style-name="P2"><text:s text:c="5"/>"מתאים לך בול, הרבה יותר מהחרב." קוריאל טענה.</text:p>
      <text:p text:style-name="P4"><text:span text:style-name="T1"><text:s text:c="5"/>"קוריאל צודקת, האם אני יכולה לקבל את חרבך?" רהנארה שאלה.</text:span></text:p>
      <text:p text:style-name="P2"><text:s text:c="5"/>"לא תהיי מסוגלת לסחוב את משקלה הנוסף עלייך, רהנארה."</text:p>
      <text:p text:style-name="P2"><text:s text:c="5"/>"תן לי לנסות, ובמקרה הכי גרוע, תסחב אותה אתה ותיתן לי אותה בקרבות." הציעה.</text:p>
      <text:p text:style-name="P4"><text:span text:style-name="T1"><text:s text:c="5"/>";בסדר גמור, קחי אותה אם את מסוגלת לסחוב אותה, אך אין לי שום כוונה להיות נושא כלייך." בלייד הצהיר, ונתן לה את חרבו הרחבה בנדנה.</text:span></text:p>
      <text:p text:style-name="P2"><text:soft-page-break/><text:s text:c="5"/>היא גיחכה ואמרה לו: "איזה אפס, היא קלה יותר מחרבי שלי, ואתה דאגת שמא אצליח לסוחבה..." רהנארה שועשעה ממנו.</text:p>
      <text:p text:style-name="P2"><text:s text:c="5"/>"את רוצה לנסות את הגרזנים כפולי הראש שלי כעת?" בלייד הציע.</text:p>
      <text:p text:style-name="P4"><text:span text:style-name="T1"><text:s text:c="5"/>"כן, תן לי אותם לרגע." הסכימה. הוא נתן לה את גרזניו החדשים. היא ניסתה לסבסבם ללא הצלחה יתירה. "ובכן, הם קצת כבדים מדי עבורי." היא החזירה אותם לבלייד.</text:span></text:p>
      <text:p text:style-name="P2"><text:s text:c="5"/>"כמה חבל שאת אינך חזקה מספיק לשאתם עבורי."</text:p>
      <text:p text:style-name="P2"><text:s text:c="5"/>"האם אני נראית לך כמו נושאת כלים? ובכן, אינני כזאת, וכן פיוריטארוס, אני יודעת שאנו מבזבזים זמן או שאין לנו את כל היום בשביל זה, או שמא זה לא מה שרצית לומר?"</text:p>
      <text:p text:style-name="P2"><text:s text:c="5"/>"לא עמדתי לומר אף אחד מהדברים הללו, אני נשבע."</text:p>
      <text:p text:style-name="P2"><text:s text:c="5"/>"בואו נזוז כבר בכל מקרה, המקום הזה מתחיל לגרום לי לצמרמורות עם כל הסרקופאגים האלו שפזורים בו." קוריאל אמרה.</text:p>
      <text:p text:style-name="P2"><text:s text:c="5"/>"לא נראה עוד כאלו בסביבה." באנג'ו טען.</text:p>
      <text:p text:style-name="P2"><text:s text:c="5"/>"למה אתה מתכוון?" בלייד שאל.</text:p>
      <text:p text:style-name="P4"><text:span text:style-name="T1"><text:s text:c="5"/>"אלו היו מספרים 21-24 ואנו חיסלנו תריסר שלדים ותריסר זומבים, מה שאומר בסך הכל שני תריסרים של יצורי אל-מוות."</text:span></text:p>
      <text:p text:style-name="P2"><text:s text:c="5"/>"איך שמת לב למספר הסרקופאגים שבהם נתקלנו?" פיוריטארוס תמה.</text:p>
      <text:p text:style-name="P2"><text:s text:c="5"/>"או... אנו הקנדרים בעלי חוש מיוחד לכל הפרטים הקטנים הללו." באנג'ו אמר. מאתיים ועשר רגל מהאולם הזה היה פיצול נוסף. המנהרה המשיכה דרומה, אך הייתה פנייה אפשרית לכיוון מזרח.</text:p>
      <text:p text:style-name="P4"><text:span text:style-name="T1"><text:s text:c="5"/>"בואו פשוט נמשיך לעומקה של המנהרה ונראה מה נמצא שם." פיוריטארוס אמר. לאחר 150 רגל הגיעו לאולם בינוני אשר הכיל כ-20 לפידים אשר ניצבו ליד התקרה </text:span><text:soft-page-break/><text:span text:style-name="T1">בצורת מעגל. הם יכלו לראות שהמנהרה הסתיימה כמבוי סתום, אך די מהר שמו ליבם לדבר נוסף – לא היו אלה לפידים כי אם להק של 20 שדוני אש שנסק מעט מעלה ואז מטה אל בני החבורה. כולם שלפו את כלי נשקם חוץ מסייטלס. הוא לקח קוביית 9 מאנה כחולה, ואחת ירוקה, שבר אותן ולחש:</text:span></text:p>
      <text:p text:style-name="P2"><text:s text:c="5"/>"היום איננו מתבהר עוד,</text:p>
      <text:p text:style-name="P2"><text:s text:c="5"/>זה הזמן לשחרר את ברק השרשרת שלי!!!" (זמ"ב)</text:p>
      <text:p text:style-name="P4"><text:span text:style-name="T1"><text:s text:c="5"/>קרן של ברק בקעה מידיו של סייטלס ופגעה בשדון אש אחד וקיפצה לאחר, ובאופן זה ניטרלה חמישה מהם. גם אלו שלא נפגעו מהכישוף של סייטלס זועזעו ממנו לרגע קל, וחוסלו די בקלות ע"י חרב, גרזן, פגיון או חיצים מדוייקים.</text:span></text:p>
      <text:p text:style-name="P4"><text:span text:style-name="T1"><text:s text:c="5"/>"כל הכבוד כולם, אף אחד מבני החבורה לא נפגע במהלך הקרב הזה, נכון?" פיוריטארוס שאל.</text:span></text:p>
      <text:p text:style-name="P2"><text:s text:c="5"/>"כולם כאן נשרטו וננשכו בזמן הקרב אבל אלו פציעות קלות, שום פציעה איננה עמוקה דיה על מנת לדרוש טיפול מיידי כרגע." קוריאל אמרה.</text:p>
      <text:p text:style-name="P2"><text:s text:c="5"/>"לא בדיוק, קוריאל." סייטלס אמר.</text:p>
      <text:p text:style-name="P2"><text:s text:c="5"/>"מה קרה, סייטלס?" שאלה אותו.</text:p>
      <text:p text:style-name="P2"><text:s text:c="5"/>"אני ובאנג'ו ננשכנו בישבננו." טען.</text:p>
      <text:p text:style-name="P4"><text:span text:style-name="T1"><text:s text:c="5"/>"לא עוד פעם?!?" בלייד הציק לבאנג'ו. קוריאל ובלייד עזרו להם לטפל בפצעיהם. קוריאל אף בזבזה ארבע קוביות מאנה כחולות כדי להטיל קסמי ריפוי על שניהם.</text:span></text:p>
      <text:p text:style-name="P2"><text:s text:c="5"/>"בקצב הזה לא יישאר לי תחת, עד שהמשימה הזו תסתיים." באנג'ו התבכיין.</text:p>
      <text:p text:style-name="P2"><text:s text:c="5"/>"איזה בזבוז של תחת חמוד." קוריאל ציינה.</text:p>
      <text:p text:style-name="P4"><text:span text:style-name="T1"><text:s text:c="5"/>"את באמת מתכוונת לזה?" באנג'ו שאל בסקרנות.</text:span></text:p>
      <text:p text:style-name="P2"><text:s text:c="5"/>"לא, אבל רציתי שתרגיש טוב יותר." קוריאל הודתה.</text:p>
      <text:p text:style-name="P4"><text:soft-page-break/><text:span text:style-name="T1"><text:s text:c="5"/>"בואו, אנשים, בואו נזוז כבר." פיוריטארוס זירזם להמשיך. לאחר שחזרו על עקבותיהם כ-150 רגל לקחו את המשעול שמוביל מזרחה. מעבר לעוד 150 רגל נוספות הגיעו לצומת. "בואו ננסה את הדרך המובילה למזרח פעם נוספת." פיוריטארוס אמר. שישים רגל לאחר מכן המנהרה התרחבה לאולם קטן. במרכז היה טרול מערות שהחזיק גולגלתון (הערת המתרגם= זו מילה שאני המצאתי מפני שלא היה תרגום בנמצא לכלי לפיצוח גולגולות, הפירוש המילוני למילה באנגלית טוען שזהו מחבט המשמש לדיש חקלאי וזאת איננה הכוונה לפירוש המילה Flail).</text:span></text:p>
      <text:p text:style-name="P2"><text:s text:c="5"/>רהנארה שלפה את חרבותיה ואמרה: "זה האחד שלי הוא."</text:p>
      <text:p text:style-name="P4"><text:span text:style-name="T1"><text:s text:c="5"/>טרול המערות התחיל לצחוק בפניה: "אני אהרוג אותך בשום זמן... לוחמת נקבית מטופשת..." לפני שהספיק לסיים את משפטו מצא את זוג חרבותיה, המעוקלת ואף הרחבה מפלחות את ליבו. היא הוציאה אותן וקפצה לאחור, במטרה להימנע מלהימחץ ע"י גופתו של הטרול.</text:span></text:p>
      <text:p text:style-name="P2"><text:s text:c="5"/>"הסתערות נאה, רהנארה." בלייד שיבח את ביצועיה. </text:p>
      <text:p text:style-name="P2"><text:s text:c="5"/>"כן, בלייד צודק. הנה חלקך בשלל הטרול. היו לו 120 מטבעות זהב, כך שזה יוצא 20 פיסות לכל אחד." באנג'ו סיפר לה אחרי שבדק את גווית הטרול, וחילק את הכסף שווה בשווה.</text:p>
      <text:p text:style-name="P4"><text:span text:style-name="T1"><text:s text:c="5"/>"בואו ננסה, את המשעול הצפוני כעת." פיוריטארוס אמר. במשעול הצפוני מצאו עוד אולם קטן שהכיל טרול מערות ישן בתוכו. הם תכננו לפנות לאחור, אך באנג'ו התעטש מהאבק שמילא את חלל החדר, דבר אשר גרר להתעוררותו של הטרול. טרול המערות הרים את שתי האלות הכבדות שלו, רק כדי לגלות גרזן דו-ראשי שפילח את גולגולתו.</text:span></text:p>
      <text:p text:style-name="P2"><text:s text:c="5"/>"ראה מה גרמת לי לעשות עכשיו, באנג'ו..." בלייד העמיד פנים שהוא מצטער על ההריגה הבלתי נחוצה הזו.</text:p>
      <text:p text:style-name="P4"><text:soft-page-break/><text:span text:style-name="T1"><text:s text:c="5"/>"כאילו שלא רצית להרוג אותו בכל מקרה." באנג'ו טען. בלייד שם את מגפו הכבד על צווארו של הטרול ונשען על רגלו הדורכת, על מנת לשלוף בחזרה את גרזנו הדו-ראשי שנמצא זה לא מכבר מתוך גולגולתו המדממת והפתוחה לרווחה של טרול המערות.</text:span></text:p>
      <text:p text:style-name="P4"><text:span text:style-name="T1"><text:s text:c="5"/>"עבודה מצויינת, אידיוטים שכמוכם." פיוריטארוס בירכם. הם חזרו אל הצומת האחרונה והמשיכו להתקדם מזרחה במערה עוד כ-120 רגל, אז המנהרה נפתחה למעין אולם עגול. במרכז האולם חיכה להם טרול המערות האחרון, שחיכה להם עם חנית וכידון. הוא מיד השליך את כידונו לכיוון בלייד. הכידון פגע בכתפו הימנית של בלייד, אך לא חדר את שריון הלוחות העשוי מית'ריל שלו. רהנארה שלפה את חרבותיה והסתערה ביחד עם פיוריטארוס שהחזיק כבר בחרבו. לאחר שפיוריטארוס הצליח לשבור את ניצב החנית, רהנארה סיימה אותו מהר ע"י דקירת ליבו של טרול המערות.</text:span></text:p>
      <text:p text:style-name="P2"><text:s text:c="5"/>"בואי נבדוק אם בלייד עוד בחיים." אמר לה.</text:p>
      <text:p text:style-name="P2"><text:s text:c="5"/>"למרבה הצער, עדיין יש נשימה בריאותיו." רהנארה אמרה לפיוריטארוס כאשר קרבו אליו וראו שקוריאל ובאנג'ו מטפלים בו.</text:p>
      <text:p text:style-name="P2"><text:s text:c="5"/>"האם הוא יכול לזוז כעת, קוריאל?" פיוריטארוס שאל.</text:p>
      <text:p text:style-name="P2"><text:s text:c="5"/>"כן, אם הוא יפסיק לשחק, זאת אומרת." ענתה.</text:p>
      <text:p text:style-name="P2"><text:s text:c="5"/>"זה באמת כואב, טיפשים ארורים, בלי שריון המית'ריל שלי כתפי הייתה מתנדנדת ומנפנפת לשלום, תלויה על הקיר." מירר כהרגלו.</text:p>
      <text:p text:style-name="P2"><text:s text:c="5"/>"אולי תקום כבר, תינוק מגודל שכמוך?" קוריאל שאלה.</text:p>
      <text:p text:style-name="P4"><text:span text:style-name="T1"><text:s text:c="5"/>"בסדר, בואו נזוז, פיוריטארוס הראה לנו את הדרך." בלייד הסכים לבסוף להמשיך. המנהרה התעקלה מכיוון מזרח לכיוון צפון ולאחר 360 רגל הגיעו לאולם עגול ובינוני במימדיו. האולם הזה הכיל להקה של 8 שדוני חומצה.</text:span></text:p>
      <text:p text:style-name="P4"><text:soft-page-break/><text:span text:style-name="T1"><text:s text:c="5"/>"היזהרו מיריקות החומצה של השדונים!!!" קוריאל הזהירה אותם. השדונים ניסו לירוק את חומצתם על בני החבורה. היו אלה יצורים דמויי נחשים, אך הייתה להם עין אחת ויחידה שהייתה ממוקמת בתוך לועם כך שהיא תהיה חבויה מעט. בני החבורה הצליחו לחמוק מיריקות החומצה שלהם, אך כל שדון חומצה שחוסל יצר שלולית חומצית. לאחר שכולם חוסלו החבורה נאלצה לנווט את עצמה בין שלוליות החומצה שנוצרו מגוויותיהם. כל הקרקע והקירות של אותו אולם עגול היו מצולקים מנזקי חומצה שנחרכו בהם. קוריאל הובילה את סייטלס על מנת שלא ימעד לתוך אחת מאותן שלוליות. לאחר מספר שניות השלוליות התנדפו כאשר הן מותירות אחריהן 8 חורים חדשים בקרקע של המנהרה. לאחר 120 רגל המנהרה התעקלה שוב לכיוון מזרח, ולאחר 240 רגל נוספות פנתה לכיוון דרום. מעבר ל-120 רגל נוספות נגמרה בגרם מדרגות לולייני, בדיוק כפי שאמר להם טרול המערות הגוסס שחקרו.</text:span></text:p>
      <text:p text:style-name="P2"><text:s text:c="5"/>הם ירדו במדרגות וגילו למטה היכל גדול שנחצב במערה. במרכז ההיכל שכבה אישה מחוסרת הכרה. הם החלו להתקרב אליה כאשר לפתע הגיח יצור אדיר-מימדים מאחוריה. היו לו שמונה רגליים דמויות רגלי עכביש, אך מגופו יצאו להם שלושה צווארים עם עין ענקית בקצה כל צוואר. <text:s/>מכל עין של היצור בקעו קרני ברק כאשר הקרניים מורכזו לנקודה אחת שבין שלוש העיניים. בהתחלת הקרב הוא שילח את קרנו המרכזית על בלייד, דבר ששיתק את בלייד שנפל כמו בול עץ לקרקע.</text:p>
      <text:p text:style-name="P4"><text:span text:style-name="T1"><text:s text:c="5"/>סייטלס צעק להם: "הוא נקרא אלקטרי-עין. הישמרו מקרנו." קוריאל, סייטלס ופיוריטארוס החלו לירות עליו חצים בקשתותיהם, בזמן שבאנג'ו ורהנארה ניסו לשבות את תשומת ליבו. לאחר כמה החטאות הוא הצליח לשתק את רהנארה, וזמן מה לאחר מכן גם באנג'ו נפל קורבן לקרנו המשתקת. היצור החל להיראות כמו קיפוד עם כל החצים </text:span><text:soft-page-break/><text:span text:style-name="T1">התקועים על צוואריו ועיניו, אז הלך אל האישה מחוסרת ההכרה ששכבה על הרצפה והחל לשאוב ממנה כוח חיים על מנת לחדש את בריאותו.</text:span></text:p>
      <text:p text:style-name="P2"><text:s text:c="5"/>"קוריאל, רכזי את האש שלך על האישה, פיוריטארוס המשך לירות על החיה השדית הזו!!!" סייטלס קרא אליהם. אף הוא כיוון את חציו אל האישה. היא השתנקה במהרה ומתה. היצור אף הוא נפח את נשמתו זמן קצר לאחר שהם חיסלו את מקור התחדשותו. לאחר מותו של האלקטרי-עין, השפעות הכשפים שלו פגו. כל הכנופייה התרכזה ליד גופת האישה.</text:p>
      <text:p text:style-name="P4"><text:span text:style-name="T1"><text:s text:c="5"/>"מהר, בלייד, הרם אותה, יש לנו חלון זמן מאוד קצר לפעול על מנת להצילה." סייטלס אמר. לאחר שהם רצו מרחק של בקירוב 3240 רגל והגיעו לכניסת המערה, הם מצאו את סוסיהם ישנים. עלו על סוסיהם (סוסים ישנים בעמידה, שריריהם מתאמצים פחות בעמידה מאשר בכריעה או שכיבה), סייטלס לקח את המגילה שקיבל מנוקדארוס, שבר זוג קוביות 9-מאנה-ירוקות ולחש:</text:span></text:p>
      <text:p text:style-name="P2"><text:s text:c="5"/>"אין הסבר,</text:p>
      <text:p text:style-name="P2"><text:s text:c="5"/>וגם לא חיסון,</text:p>
      <text:p text:style-name="P2"><text:s text:c="5"/>מלבד שיגור,</text:p>
      <text:p text:style-name="P2"><text:s text:c="5"/>מהמיקום הזה,</text:p>
      <text:p text:style-name="P2"><text:s text:c="5"/>אל יעדנו!!!" (בז"מ)</text:p>
      <text:p text:style-name="P2"><text:s text:c="5"/>דלת בין-מימדית נפערה כקרע והם עברן דרכו.כרגיל הקרע הוקף בברקים. הם מצאו את עצמם בתוך מקדש של פארטוגמידיס. אחד הכוהנים שם בא ובירך לשלום את סייטלס.</text:p>
      <text:p text:style-name="P2"><text:s text:c="5"/>"אין הרבה זמן, עליכם להחיות את הגברת הזו." סייטלס אמר.</text:p>
      <text:p text:style-name="P4"><text:span text:style-name="T1"><text:s text:c="5"/>"יהי כרצונך, האדון סייטלס." מעט כוהנים וכוהנות באו ולקחו את הגופה לחדר ההחייאות של המקדש. מעט נזירים שהיו במקום ליוו את בני החבורה לחדרי שינה צנועים </text:span><text:soft-page-break/><text:span text:style-name="T1">למדי, ואף לקחו את סוסיהם אל האורוות. כל בני החבורה נרדמו במהרה, רובם היו עייפים באמת, אך חלקם הושפע גם מלחש השינה שהוטל על המזרנים שהוצעו להם.</text:span></text:p>
      <text:p text:style-name="P2"><text:s text:c="5"/>קוריאל ופיוריטארוס התעוררו באמצע הלילה, בגלל חלומות בלהה.</text:p>
      <text:p text:style-name="P2"><text:s text:c="5"/>"חשבתי שאני היחידה כאן שסובלת מסיוטים." קוריאל אמרה לפיוריטארוס.</text:p>
      <text:p text:style-name="P2"><text:s text:c="5"/>"פשוט הייתי זקוק לאוויר צח בריאותיי."</text:p>
      <text:p text:style-name="P2"><text:s text:c="5"/>"אתה שקרן עלוב, פיוריטארוס."</text:p>
      <text:p text:style-name="P4"><text:span text:style-name="T1"><text:s text:c="5"/>"בואי נבדוק מה קורה בתא ההחייאות." הם הלכו לאיזור גבוה שהשקיף על התא והציצו פנימה דרך החלונות. עיני האישה נפקחו לפתע ומבטה פילח את עיני פיוריטארוס. לאחר מכן שוב עצמה אותן, והחלה לפרכס עם איבריה השונים. הכוהנים אחזו אותה חזק, עד שנרגעה, ואז הוציאו אותה מאמבט הדם שלה, והחלו לרפא את פצעיה הרבים שגרמו למותה, ע"י שימוש בשיקויי ועשבי ריפוי. לפתע כל פצעיה חדלו לדמם ואף נסגרו באותה הקלות שבה נוצרו.</text:span></text:p>
      <text:p text:style-name="P2"><text:s text:c="5"/>"זה מדהים, קוריאל."</text:p>
      <text:p text:style-name="P2"><text:s text:c="5"/>"אני מסכימה, פיוריטארוס. הלוואי וכשפיי היו מסוגלים להחיות, אז ייתכן שאחי ואלאדריאן היה ניצב כאן לידי עכשיו." היא החלה להזיל דמעות על אחיה. פיוריטארוס קרב אליה וחיבקה.</text:p>
      <text:p text:style-name="P2"><text:s text:c="5"/>"אני בטוח שיום אחד כשפי הריפוי שלך יוכלו להחיות את אהובייך."</text:p>
      <text:p text:style-name="P2"><text:s text:c="5"/>"תודה לך, פיוריטארוס, שאתה מאמין בי עד כדי כך."</text:p>
      <text:p text:style-name="P2"><text:s text:c="5"/>"קדימה, לכי למיטתך, וחלמי חלומות טובים, ולא על היצורים שנתקלנו בהם במערות."</text:p>
      <text:p text:style-name="P2"><text:s text:c="5"/>"איך ידעת מה ראיתי בחלומותיי?"</text:p>
      <text:p text:style-name="P2"><text:soft-page-break/><text:s text:c="5"/>"אמרת לי בעצמך שאני שקרן גרוע, גם לי היו חלומות בלהה על היצורים שנלחמנו בהם אתמול במערות." הוא ליווה אותה למיטתה, ושם לב ששותפתה לחדר נעלמה. הוא הלך לחפש את רהנארה אך הלה התגנבה מאחוריו קודם לכן.</text:p>
      <text:p text:style-name="P2"><text:s text:c="5"/>"מה שניכם עשיתם שם למעלה?" שאלה אותו.</text:p>
      <text:p text:style-name="P2"><text:s text:c="5"/>"האמת היא שהצצנו לחדר ההחייאות, וראינו את השלב האחרון של תהליך ההחייאה מתרחש לנגד עינינו. ראינו את פצעיה נסגרים במהירות שבה נעשו על ידי סייטלס וקוריאל."</text:p>
      <text:p text:style-name="P2"><text:s text:c="5"/>"איך זה מסביר את זה שחיבקת אותה בסוף?"</text:p>
      <text:p text:style-name="P4"><text:span text:style-name="T1"><text:s text:c="5"/>"קוריאל הצטערה שלא הייתה עוצמתית דייה כדי להחיות את אחיה, ואלאדריאן, ואני אמרתי לה שאני בטוח שיום אחד תהיה לה את העוצמה להחיות את אהוביה."</text:span></text:p>
      <text:p text:style-name="P2"><text:s text:c="5"/>אז רהנארה חיבקה אותו בעצמה ואמרה לו: "אתה כה חמוד לפעמים, פיוריטארוס, אך כל כך נאיבי גם כן. האמת היא שלא ריגלתי אחריך ואחרי קוריאל, פשוט היה לי חלום נוראי, כפי שאני משערת שלך ולקוריאל היה גם כן. בחלומי אמרתי למישהו שאני אוהבת אותו, אך במקום להחזיר לי באותו מטבע הוא הרג אותי ע"י משיכת עמוד השדרה שלי וגולגולתי."</text:p>
      <text:p text:style-name="P2"><text:s text:c="5"/>"אני מצטער רהנארה שראית מחזה כה נורא בחלומך..."</text:p>
      <text:p text:style-name="P2"><text:s text:c="5"/>"מה היה הדבר שרצית להגיד לי אז במערה?"</text:p>
      <text:p text:style-name="P2"><text:s text:c="5"/>"אני מעדיף לא לומר אותו עכשיו, אני עדיין פוחד מאיך שתגיבי לדבריי."</text:p>
      <text:p text:style-name="P4"><text:span text:style-name="T1"><text:s text:c="5"/>"בסדר גמור, אך לא עוד סודות בינינו ברגע שנגיע לסולאטרה."</text:span></text:p>
      <text:p text:style-name="P2"><text:s text:c="5"/>"אוקיי, אני אומר לך את הדבר הזה כאשר נגיע לשם." הוא ליווה אותה בחזרה אל מיטתה גם. "לילה טוב, רהנארה."</text:p>
      <text:p text:style-name="P2"><text:s text:c="5"/>"לילה טוב, פיוריטארוס."</text:p>
      <text:p text:style-name="P3"><text:soft-page-break/>*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zxx" style:country-asian="none"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end" style:justify-single-word="false" fo:orphans="2" fo:widows="2" fo:text-indent="0cm" style:auto-text-indent="false" style:writing-mode="rl-tb"/>
      <style:text-properties style:use-window-font-color="true" style:font-name="Times New Roman" fo:font-size="12pt" fo:language="en" fo:country="US" style:font-name-asian="Times New Roman" style:font-size-asian="12pt" style:font-name-complex="Times New Roman" style:font-size-complex="12pt" style:language-complex="he" style:country-complex="IL"/>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2pt" style:font-name-asian="MS Mincho" style:font-size-asian="14pt" style:font-name-complex="Times New Roman1" style:font-size-complex="12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style>
    <style:style style:name="גופן_20_ברירת_20_המחדל_20_של_20_קטע" style:display-name="גופן ברירת המחדל של קטע"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5cm" fo:margin-right="3.175cm" style:writing-mode="rl-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פרק רביעי-</dc:title>
    <meta:initial-creator>DaVe</meta:initial-creator>
    <meta:creation-date>2005-06-15T18:27:00</meta:creation-date>
    <dc:creator>OoZoOl Obliterator</dc:creator>
    <dc:date>2008-01-19T02:05:54</dc:date>
    <meta:editing-cycles>22</meta:editing-cycles>
    <meta:editing-duration>PT17H55M0S</meta:editing-duration>
    <meta:user-defined meta:name="Info 1"/>
    <meta:user-defined meta:name="Info 2"/>
    <meta:user-defined meta:name="Info 3"/>
    <meta:user-defined meta:name="Info 4"/>
    <meta:document-statistic meta:table-count="0" meta:image-count="0" meta:object-count="0" meta:page-count="43" meta:paragraph-count="403" meta:word-count="9670" meta:character-count="54581"/>
  </office:meta>
</office:document-meta>
</file>